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4d29b"/>
    </style:style>
    <style:style style:name="P2" style:family="paragraph" style:parent-style-name="Preformatted_20_Text" style:list-style-name="L9"/>
    <style:style style:name="P3" style:family="paragraph" style:parent-style-name="Preformatted_20_Text" style:list-style-name="L9">
      <style:text-properties officeooo:paragraph-rsid="0004d29b"/>
    </style:style>
    <style:style style:name="P4" style:family="paragraph" style:parent-style-name="Preformatted_20_Text" style:list-style-name="L10"/>
    <style:style style:name="P5" style:family="paragraph" style:parent-style-name="Preformatted_20_Text" style:list-style-name="L11"/>
    <style:style style:name="P6" style:family="paragraph" style:parent-style-name="Preformatted_20_Text" style:list-style-name="L12"/>
    <style:style style:name="P7" style:family="paragraph" style:parent-style-name="Preformatted_20_Text" style:list-style-name="L13"/>
    <style:style style:name="P8" style:family="paragraph" style:parent-style-name="Preformatted_20_Text" style:list-style-name="L15">
      <style:text-properties officeooo:paragraph-rsid="0004d29b"/>
    </style:style>
    <style:style style:name="P9" style:family="paragraph" style:parent-style-name="Preformatted_20_Text" style:list-style-name="L16">
      <style:text-properties officeooo:paragraph-rsid="0004d29b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 style:list-style-name="L9">
      <style:paragraph-properties style:writing-mode="lr-tb"/>
    </style:style>
    <style:style style:name="P12" style:family="paragraph" style:parent-style-name="Preformatted_20_Text" style:list-style-name="L9">
      <style:paragraph-properties style:writing-mode="lr-tb"/>
      <style:text-properties officeooo:paragraph-rsid="0004d29b"/>
    </style:style>
    <style:style style:name="P13" style:family="paragraph" style:parent-style-name="Preformatted_20_Text" style:list-style-name="L10">
      <style:paragraph-properties style:writing-mode="lr-tb"/>
    </style:style>
    <style:style style:name="P14" style:family="paragraph" style:parent-style-name="Preformatted_20_Text" style:list-style-name="L11">
      <style:paragraph-properties style:writing-mode="lr-tb"/>
    </style:style>
    <style:style style:name="P15" style:family="paragraph" style:parent-style-name="Preformatted_20_Text" style:list-style-name="L12">
      <style:paragraph-properties style:writing-mode="lr-tb"/>
    </style:style>
    <style:style style:name="P16" style:family="paragraph" style:parent-style-name="Preformatted_20_Text" style:list-style-name="L13">
      <style:paragraph-properties style:writing-mode="lr-tb"/>
    </style:style>
    <style:style style:name="P17" style:family="paragraph" style:parent-style-name="Preformatted_20_Text" style:list-style-name="L15">
      <style:paragraph-properties style:writing-mode="lr-tb"/>
      <style:text-properties officeooo:paragraph-rsid="0004d29b"/>
    </style:style>
    <style:style style:name="P18" style:family="paragraph" style:parent-style-name="Preformatted_20_Text" style:list-style-name="L16">
      <style:paragraph-properties style:writing-mode="lr-tb"/>
      <style:text-properties officeooo:paragraph-rsid="0004d29b"/>
    </style:style>
    <style:style style:name="P19" style:family="paragraph" style:parent-style-name="Preformatted_20_Text">
      <style:paragraph-properties fo:margin-top="0cm" fo:margin-bottom="0.499cm" style:contextual-spacing="false" style:writing-mode="lr-tb"/>
    </style:style>
    <style:style style:name="P20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21" style:family="paragraph" style:parent-style-name="Preformatted_20_Text" style:list-style-name="L9">
      <style:paragraph-properties fo:margin-top="0cm" fo:margin-bottom="0.499cm" style:contextual-spacing="false" style:writing-mode="lr-tb"/>
      <style:text-properties officeooo:paragraph-rsid="0004d29b"/>
    </style:style>
    <style:style style:name="P22" style:family="paragraph" style:parent-style-name="Preformatted_20_Text" style:list-style-name="L10">
      <style:paragraph-properties fo:margin-top="0cm" fo:margin-bottom="0.499cm" style:contextual-spacing="false" style:writing-mode="lr-tb"/>
    </style:style>
    <style:style style:name="P23" style:family="paragraph" style:parent-style-name="Preformatted_20_Text" style:list-style-name="L11">
      <style:paragraph-properties fo:margin-top="0cm" fo:margin-bottom="0.499cm" style:contextual-spacing="false" style:writing-mode="lr-tb"/>
    </style:style>
    <style:style style:name="P24" style:family="paragraph" style:parent-style-name="Preformatted_20_Text" style:list-style-name="L12">
      <style:paragraph-properties fo:margin-top="0cm" fo:margin-bottom="0.499cm" style:contextual-spacing="false" style:writing-mode="lr-tb"/>
    </style:style>
    <style:style style:name="P25" style:family="paragraph" style:parent-style-name="Preformatted_20_Text" style:list-style-name="L13">
      <style:paragraph-properties fo:margin-top="0cm" fo:margin-bottom="0.499cm" style:contextual-spacing="false" style:writing-mode="lr-tb"/>
    </style:style>
    <style:style style:name="P26" style:family="paragraph" style:parent-style-name="Preformatted_20_Text" style:list-style-name="L15">
      <style:paragraph-properties fo:margin-top="0cm" fo:margin-bottom="0.499cm" style:contextual-spacing="false" style:writing-mode="lr-tb"/>
      <style:text-properties officeooo:paragraph-rsid="0004d29b"/>
    </style:style>
    <style:style style:name="P27" style:family="paragraph" style:parent-style-name="Preformatted_20_Text" style:list-style-name="L16">
      <style:paragraph-properties fo:margin-top="0cm" fo:margin-bottom="0.499cm" style:contextual-spacing="false" style:writing-mode="lr-tb"/>
      <style:text-properties officeooo:paragraph-rsid="0004d29b"/>
    </style:style>
    <style:style style:name="P28" style:family="paragraph" style:parent-style-name="Standard" style:list-style-name="L14">
      <style:paragraph-properties fo:margin-top="0cm" fo:margin-bottom="0.499cm" style:contextual-spacing="false"/>
      <style:text-properties fo:font-size="16pt" style:font-size-asian="16pt" style:font-size-complex="16pt"/>
    </style:style>
    <style:style style:name="P29" style:family="paragraph" style:parent-style-name="Text_20_body" style:list-style-name="L1"/>
    <style:style style:name="P30" style:family="paragraph" style:parent-style-name="Text_20_body" style:list-style-name="L2"/>
    <style:style style:name="P31" style:family="paragraph" style:parent-style-name="Text_20_body" style:list-style-name="L3"/>
    <style:style style:name="P32" style:family="paragraph" style:parent-style-name="Text_20_body" style:list-style-name="L4"/>
    <style:style style:name="P33" style:family="paragraph" style:parent-style-name="Text_20_body" style:list-style-name="L5"/>
    <style:style style:name="P34" style:family="paragraph" style:parent-style-name="Text_20_body" style:list-style-name="L6"/>
    <style:style style:name="P35" style:family="paragraph" style:parent-style-name="Text_20_body" style:list-style-name="L7"/>
    <style:style style:name="P36" style:family="paragraph" style:parent-style-name="Text_20_body" style:list-style-name="L8"/>
    <style:style style:name="P37" style:family="paragraph" style:parent-style-name="Text_20_body" style:list-style-name="L9"/>
    <style:style style:name="P38" style:family="paragraph" style:parent-style-name="Text_20_body" style:list-style-name="L9">
      <style:text-properties officeooo:paragraph-rsid="0004d29b"/>
    </style:style>
    <style:style style:name="P39" style:family="paragraph" style:parent-style-name="Text_20_body" style:list-style-name="L10"/>
    <style:style style:name="P40" style:family="paragraph" style:parent-style-name="Text_20_body" style:list-style-name="L11"/>
    <style:style style:name="P41" style:family="paragraph" style:parent-style-name="Text_20_body" style:list-style-name="L12"/>
    <style:style style:name="P42" style:family="paragraph" style:parent-style-name="Text_20_body" style:list-style-name="L13"/>
    <style:style style:name="P43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44" style:family="paragraph" style:parent-style-name="Text_20_body" style:list-style-name="L15">
      <style:text-properties officeooo:paragraph-rsid="0004d29b"/>
    </style:style>
    <style:style style:name="P45" style:family="paragraph" style:parent-style-name="Text_20_body" style:list-style-name="L16">
      <style:text-properties officeooo:paragraph-rsid="0004d29b"/>
    </style:style>
    <style:style style:name="P46" style:family="paragraph" style:parent-style-name="Text_20_body">
      <style:text-properties officeooo:paragraph-rsid="0004d29b"/>
    </style:style>
    <style:style style:name="P47" style:family="paragraph" style:parent-style-name="Text_20_body" style:list-style-name="L1">
      <style:paragraph-properties fo:margin-top="0cm" fo:margin-bottom="0cm" style:contextual-spacing="false"/>
    </style:style>
    <style:style style:name="P48" style:family="paragraph" style:parent-style-name="Text_20_body" style:list-style-name="L2">
      <style:paragraph-properties fo:margin-top="0cm" fo:margin-bottom="0cm" style:contextual-spacing="false"/>
    </style:style>
    <style:style style:name="P49" style:family="paragraph" style:parent-style-name="Text_20_body" style:list-style-name="L3">
      <style:paragraph-properties fo:margin-top="0cm" fo:margin-bottom="0cm" style:contextual-spacing="false"/>
    </style:style>
    <style:style style:name="P50" style:family="paragraph" style:parent-style-name="Text_20_body" style:list-style-name="L4">
      <style:paragraph-properties fo:margin-top="0cm" fo:margin-bottom="0cm" style:contextual-spacing="false"/>
    </style:style>
    <style:style style:name="P51" style:family="paragraph" style:parent-style-name="Text_20_body" style:list-style-name="L5">
      <style:paragraph-properties fo:margin-top="0cm" fo:margin-bottom="0cm" style:contextual-spacing="false"/>
    </style:style>
    <style:style style:name="P52" style:family="paragraph" style:parent-style-name="Text_20_body" style:list-style-name="L6">
      <style:paragraph-properties fo:margin-top="0cm" fo:margin-bottom="0cm" style:contextual-spacing="false"/>
    </style:style>
    <style:style style:name="P53" style:family="paragraph" style:parent-style-name="Text_20_body" style:list-style-name="L7">
      <style:paragraph-properties fo:margin-top="0cm" fo:margin-bottom="0cm" style:contextual-spacing="false"/>
    </style:style>
    <style:style style:name="P54" style:family="paragraph" style:parent-style-name="Text_20_body" style:list-style-name="L8">
      <style:paragraph-properties fo:margin-top="0cm" fo:margin-bottom="0cm" style:contextual-spacing="false"/>
    </style:style>
    <style:style style:name="P55" style:family="paragraph" style:parent-style-name="Text_20_body" style:list-style-name="L12">
      <style:paragraph-properties fo:margin-top="0cm" fo:margin-bottom="0cm" style:contextual-spacing="false"/>
    </style:style>
    <style:style style:name="P56" style:family="paragraph" style:parent-style-name="Text_20_body" style:list-style-name="L13">
      <style:paragraph-properties fo:margin-top="0cm" fo:margin-bottom="0cm" style:contextual-spacing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4d29b" style:font-size-asian="14pt" style:font-weight-asian="bold" style:font-size-complex="14pt" style:font-weight-complex="bold"/>
    </style:style>
    <style:style style:name="T5" style:family="text">
      <style:text-properties officeooo:rsid="0004d29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04d29b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80326697" text:style-name="L14">
        <text:list-item>
          <text:p text:style-name="P28"><text:span text:style-name="T6">Quais intefaces e classes do java fazem parte da estrutura de pilhas?</text:span></text:p>
        </text:list-item>
      </text:list>
      <text:p text:style-name="Text_20_body">Em Java, a estrutura de pilha é suportada principalmente pela classe <text:span text:style-name="Source_20_Text">Stack</text:span> e por interfaces e classes relacionadas que permitem implementar e manipular pilhas. Aqui está uma visão geral das principais interfaces e classes:</text:p>
      <text:h text:style-name="Heading_20_3" text:outline-level="3">Interfaces</text:h>
      <text:list xml:id="list1015949034" text:style-name="L1">
        <text:list-item>
          <text:p text:style-name="P29"><text:span text:style-name="Strong_20_Emphasis"><text:span text:style-name="Source_20_Text">Deque&lt;E&gt;</text:span></text:span></text:p>
          <text:list>
            <text:list-item>
              <text:p text:style-name="P47"><text:span text:style-name="Strong_20_Emphasis">Descrição:</text:span> A interface <text:span text:style-name="Source_20_Text">Deque</text:span> (Double Ended Queue) representa uma fila dupla, que permite a inserção e remoção de elementos em ambas as extremidades. Ela pode ser usada como uma pilha (LIFO - Last In, First Out) ou como uma fila (FIFO - First In, First Out).</text:p>
            </text:list-item>
            <text:list-item>
              <text:p text:style-name="P47"><text:span text:style-name="Strong_20_Emphasis">Métodos Relevantes para Pilhas:</text:span></text:p>
              <text:list>
                <text:list-item>
                  <text:p text:style-name="P47"><text:span text:style-name="Source_20_Text">void push(E e)</text:span>: Adiciona um elemento no topo da pilha.</text:p>
                </text:list-item>
                <text:list-item>
                  <text:p text:style-name="P47"><text:span text:style-name="Source_20_Text">E pop()</text:span>: Remove e retorna o elemento no topo da pilha.</text:p>
                </text:list-item>
                <text:list-item>
                  <text:p text:style-name="P47"><text:span text:style-name="Source_20_Text">E peek()</text:span>: Retorna o elemento no topo da pilha sem removê-lo.</text:p>
                </text:list-item>
              </text:list>
            </text:list-item>
          </text:list>
        </text:list-item>
        <text:list-item>
          <text:p text:style-name="P29"><text:span text:style-name="Strong_20_Emphasis"><text:span text:style-name="Source_20_Text">Queue&lt;E&gt;</text:span></text:span></text:p>
          <text:list>
            <text:list-item>
              <text:p text:style-name="P47"><text:span text:style-name="Strong_20_Emphasis">Descrição:</text:span> Embora <text:span text:style-name="Source_20_Text">Queue</text:span> seja geralmente usada para filas (FIFO), a interface tem relevância para estruturas relacionadas, como pilhas, especialmente quando usadas em conjunto com outras interfaces como <text:span text:style-name="Source_20_Text">Deque</text:span>.</text:p>
            </text:list-item>
            <text:list-item>
              <text:p text:style-name="P47"><text:span text:style-name="Strong_20_Emphasis">Métodos Relevantes:</text:span></text:p>
              <text:list>
                <text:list-item>
                  <text:p text:style-name="P47"><text:span text:style-name="Source_20_Text">boolean add(E e)</text:span>: Insere um elemento na fila.</text:p>
                </text:list-item>
                <text:list-item>
                  <text:p text:style-name="P47"><text:span text:style-name="Source_20_Text">E remove()</text:span>: Remove e retorna o elemento na frente da fila.</text:p>
                </text:list-item>
                <text:list-item>
                  <text:p text:style-name="P29"><text:span text:style-name="Source_20_Text">E element()</text:span>: Retorna, mas não remove, o elemento na frente da fila.</text:p>
                </text:list-item>
              </text:list>
            </text:list-item>
          </text:list>
        </text:list-item>
      </text:list>
      <text:h text:style-name="Heading_20_3" text:outline-level="3">Classes</text:h>
      <text:list xml:id="list1630478230" text:style-name="L2">
        <text:list-item>
          <text:p text:style-name="P30"><text:span text:style-name="Strong_20_Emphasis"><text:span text:style-name="Source_20_Text">Stack&lt;E&gt;</text:span></text:span></text:p>
          <text:list>
            <text:list-item>
              <text:p text:style-name="P48"><text:span text:style-name="Strong_20_Emphasis">Descrição:</text:span> A classe <text:span text:style-name="Source_20_Text">Stack</text:span> é uma implementação clássica da estrutura de dados pilha (LIFO). Ela herda da classe <text:span text:style-name="Source_20_Text">Vector</text:span> e fornece métodos específicos para manipulação de pilhas.</text:p>
            </text:list-item>
            <text:list-item>
              <text:p text:style-name="P48"><text:span text:style-name="Strong_20_Emphasis">Métodos Principais:</text:span></text:p>
              <text:list>
                <text:list-item>
                  <text:p text:style-name="P48"><text:span text:style-name="Source_20_Text">E push(E item)</text:span>: Insere um item no topo da pilha.</text:p>
                </text:list-item>
                <text:list-item>
                  <text:p text:style-name="P48"><text:span text:style-name="Source_20_Text">E pop()</text:span>: Remove e retorna o item no topo da pilha.</text:p>
                </text:list-item>
                <text:list-item>
                  <text:p text:style-name="P48"><text:span text:style-name="Source_20_Text">E peek()</text:span>: Retorna o item no topo da pilha sem removê-lo.</text:p>
                </text:list-item>
                <text:list-item>
                  <text:p text:style-name="P48"><text:span text:style-name="Source_20_Text">boolean empty()</text:span>: Verifica se a pilha está vazia.</text:p>
                </text:list-item>
                <text:list-item>
                  <text:p text:style-name="P48"><text:span text:style-name="Source_20_Text">int search(Object o)</text:span>: Retorna a posição baseada em 1 do elemento na pilha.</text:p>
                </text:list-item>
              </text:list>
            </text:list-item>
          </text:list>
        </text:list-item>
        <text:list-item>
          <text:p text:style-name="P30"><text:span text:style-name="Strong_20_Emphasis"><text:span text:style-name="Source_20_Text">ArrayDeque&lt;E&gt;</text:span></text:span></text:p>
          <text:list>
            <text:list-item>
              <text:p text:style-name="P48"><text:soft-page-break/><text:span text:style-name="Strong_20_Emphasis">Descrição:</text:span> <text:span text:style-name="Source_20_Text">ArrayDeque</text:span> é uma implementação da interface <text:span text:style-name="Source_20_Text">Deque</text:span> que pode ser usada como uma pilha de alta performance, em comparação com a classe <text:span text:style-name="Source_20_Text">Stack</text:span>, que é baseada no antigo <text:span text:style-name="Source_20_Text">Vector</text:span>.</text:p>
            </text:list-item>
            <text:list-item>
              <text:p text:style-name="P48"><text:span text:style-name="Strong_20_Emphasis">Vantagens:</text:span> Ela oferece melhor desempenho porque não é sincronizada e evita o overhead associado à sincronização.</text:p>
            </text:list-item>
          </text:list>
        </text:list-item>
        <text:list-item>
          <text:p text:style-name="P30"><text:span text:style-name="Strong_20_Emphasis"><text:span text:style-name="Source_20_Text">LinkedList&lt;E&gt;</text:span></text:span></text:p>
          <text:list>
            <text:list-item>
              <text:p text:style-name="P48"><text:span text:style-name="Strong_20_Emphasis">Descrição:</text:span> <text:span text:style-name="Source_20_Text">LinkedList</text:span> implementa tanto <text:span text:style-name="Source_20_Text">List</text:span> quanto <text:span text:style-name="Source_20_Text">Deque</text:span>, permitindo que seja usada como uma pilha. Como <text:span text:style-name="Source_20_Text">ArrayDeque</text:span>, <text:span text:style-name="Source_20_Text">LinkedList</text:span> pode ser usada eficientemente para implementar pilhas.</text:p>
            </text:list-item>
            <text:list-item>
              <text:p text:style-name="P30"><text:span text:style-name="Strong_20_Emphasis">Vantagens:</text:span> Além de ser usada como pilha, <text:span text:style-name="Source_20_Text">LinkedList</text:span> também pode ser usada como fila ou deque, oferecendo flexibilidade adicional.</text:p>
            </text:list-item>
          </text:list>
        </text:list-item>
      </text:list>
      <text:h text:style-name="Heading_20_3" text:outline-level="3">Exemplo de Uso da Classe <text:span text:style-name="Source_20_Text">Stack</text:span></text:h>
      <text:p text:style-name="Text_20_body">Aqui está um exemplo simples de como usar a classe <text:span text:style-name="Source_20_Text">Stack</text:span> para manipular uma pilha:</text:p>
      <text:p text:style-name="Preformatted_20_Text">java</text:p>
      <text:p text:style-name="Preformatted_20_Text">Copiar código</text:p>
      <text:p text:style-name="P10"><text:span text:style-name="Source_20_Text">import java.util.Stack;</text:span></text:p>
      <text:p text:style-name="P10"/>
      <text:p text:style-name="P10"><text:span text:style-name="Source_20_Text">public class ExemploPilha {</text:span></text:p>
      <text:p text:style-name="P10"><text:span text:style-name="Source_20_Text"><text:s text:c="4"/>public static void main(String[] args) {</text:span></text:p>
      <text:p text:style-name="P10"><text:span text:style-name="Source_20_Text"><text:s text:c="8"/>Stack&lt;Integer&gt; pilha = new Stack&lt;&gt;();</text:span></text:p>
      <text:p text:style-name="P10"/>
      <text:p text:style-name="P10"><text:span text:style-name="Source_20_Text"><text:s text:c="8"/>// Inserindo elementos na pilha</text:span></text:p>
      <text:p text:style-name="P10"><text:span text:style-name="Source_20_Text"><text:s text:c="8"/>pilha.push(10);</text:span></text:p>
      <text:p text:style-name="P10"><text:span text:style-name="Source_20_Text"><text:s text:c="8"/>pilha.push(20);</text:span></text:p>
      <text:p text:style-name="P10"><text:span text:style-name="Source_20_Text"><text:s text:c="8"/>pilha.push(30);</text:span></text:p>
      <text:p text:style-name="P10"/>
      <text:p text:style-name="P10"><text:span text:style-name="Source_20_Text"><text:s text:c="8"/>// Visualizando o elemento do topo</text:span></text:p>
      <text:p text:style-name="P10"><text:span text:style-name="Source_20_Text"><text:s text:c="8"/>System.out.println("Topo da pilha: " + pilha.peek());</text:span></text:p>
      <text:p text:style-name="P10"/>
      <text:p text:style-name="P10"><text:span text:style-name="Source_20_Text"><text:s text:c="8"/>// Removendo elementos da pilha</text:span></text:p>
      <text:p text:style-name="P10"><text:span text:style-name="Source_20_Text"><text:s text:c="8"/>System.out.println("Elemento removido: " + pilha.pop());</text:span></text:p>
      <text:p text:style-name="P10"><text:span text:style-name="Source_20_Text"><text:s text:c="8"/>System.out.println("Elemento removido: " + pilha.pop());</text:span></text:p>
      <text:p text:style-name="P10"/>
      <text:p text:style-name="P10"><text:span text:style-name="Source_20_Text"><text:s text:c="8"/>// Verificando o estado da pilha</text:span></text:p>
      <text:p text:style-name="P10"><text:span text:style-name="Source_20_Text"><text:s text:c="8"/>System.out.println("Pilha vazia? " + pilha.empty());</text:span></text:p>
      <text:p text:style-name="P10"><text:span text:style-name="Source_20_Text"><text:s text:c="4"/>}</text:span></text:p>
      <text:p text:style-name="P19"><text:span text:style-name="Source_20_Text">}</text:span></text:p>
      <text:h text:style-name="Heading_20_3" text:outline-level="3">Observações:</text:h>
      <text:list xml:id="list2527510631" text:style-name="L3">
        <text:list-item>
          <text:p text:style-name="P49">A classe <text:span text:style-name="Source_20_Text">Stack</text:span> é mais antiga e está sincronizada, o que pode resultar em overhead desnecessário. Em novas implementações, <text:span text:style-name="Source_20_Text">ArrayDeque</text:span> ou <text:span text:style-name="Source_20_Text">LinkedList</text:span> são recomendadas como alternativas mais eficientes.</text:p>
        </text:list-item>
        <text:list-item>
          <text:p text:style-name="P31"><text:span text:style-name="Source_20_Text">Deque</text:span> é uma interface mais flexível e moderna para implementar tanto filas quanto pilhas.</text:p>
        </text:list-item>
      </text:list>
      <text:p text:style-name="Text_20_body">4<text:span text:style-name="T1">o</text:span></text:p>
      <text:p text:style-name="Text_20_body"/>
      <text:p text:style-name="Text_20_body"><text:span text:style-name="T4">2.<text:tab/></text:span><text:span text:style-name="T7">Lista</text:span></text:p>
      <text:p text:style-name="Text_20_body"><text:soft-page-break/>Em Java, a estrutura de dados lista é representada principalmente pela interface <text:span text:style-name="Source_20_Text">List</text:span> e por várias classes que implementam essa interface. Essas classes oferecem diferentes características e comportamentos para manipular listas de elementos. Aqui está uma visão geral das principais interfaces e classes relacionadas a listas:</text:p>
      <text:h text:style-name="Heading_20_3" text:outline-level="3">Interfaces</text:h>
      <text:list xml:id="list3971680393" text:style-name="L4">
        <text:list-item>
          <text:p text:style-name="P32"><text:span text:style-name="Strong_20_Emphasis"><text:span text:style-name="Source_20_Text">List&lt;E&gt;</text:span></text:span></text:p>
          <text:list>
            <text:list-item>
              <text:p text:style-name="P50"><text:span text:style-name="Strong_20_Emphasis">Descrição:</text:span> A interface <text:span text:style-name="Source_20_Text">List</text:span> é a base para todas as listas em Java. Ela define uma sequência ordenada de elementos, onde os elementos podem ser acessados por sua posição (índice) na lista.</text:p>
            </text:list-item>
            <text:list-item>
              <text:p text:style-name="P50"><text:span text:style-name="Strong_20_Emphasis">Métodos Principais:</text:span></text:p>
              <text:list>
                <text:list-item>
                  <text:p text:style-name="P50"><text:span text:style-name="Source_20_Text">void add(int index, E element)</text:span>: Insere um elemento em uma posição específica.</text:p>
                </text:list-item>
                <text:list-item>
                  <text:p text:style-name="P50"><text:span text:style-name="Source_20_Text">boolean add(E e)</text:span>: Adiciona um elemento ao final da lista.</text:p>
                </text:list-item>
                <text:list-item>
                  <text:p text:style-name="P50"><text:span text:style-name="Source_20_Text">E get(int index)</text:span>: Retorna o elemento na posição especificada.</text:p>
                </text:list-item>
                <text:list-item>
                  <text:p text:style-name="P50"><text:span text:style-name="Source_20_Text">E set(int index, E element)</text:span>: Substitui o elemento na posição especificada.</text:p>
                </text:list-item>
                <text:list-item>
                  <text:p text:style-name="P50"><text:span text:style-name="Source_20_Text">E remove(int index)</text:span>: Remove o elemento na posição especificada.</text:p>
                </text:list-item>
                <text:list-item>
                  <text:p text:style-name="P50"><text:span text:style-name="Source_20_Text">boolean remove(Object o)</text:span>: Remove a primeira ocorrência do elemento especificado.</text:p>
                </text:list-item>
                <text:list-item>
                  <text:p text:style-name="P50"><text:span text:style-name="Source_20_Text">int size()</text:span>: Retorna o número de elementos na lista.</text:p>
                </text:list-item>
                <text:list-item>
                  <text:p text:style-name="P50"><text:span text:style-name="Source_20_Text">boolean isEmpty()</text:span>: Verifica se a lista está vazia.</text:p>
                </text:list-item>
                <text:list-item>
                  <text:p text:style-name="P50"><text:span text:style-name="Source_20_Text">int indexOf(Object o)</text:span>: Retorna o índice da primeira ocorrência do elemento especificado.</text:p>
                </text:list-item>
                <text:list-item>
                  <text:p text:style-name="P50"><text:span text:style-name="Source_20_Text">ListIterator&lt;E&gt; listIterator()</text:span>: Retorna um <text:span text:style-name="Source_20_Text">ListIterator</text:span> para a lista.</text:p>
                </text:list-item>
              </text:list>
            </text:list-item>
          </text:list>
        </text:list-item>
        <text:list-item>
          <text:p text:style-name="P32"><text:span text:style-name="Strong_20_Emphasis"><text:span text:style-name="Source_20_Text">ArrayList&lt;E&gt;</text:span></text:span></text:p>
          <text:list>
            <text:list-item>
              <text:p text:style-name="P50"><text:span text:style-name="Strong_20_Emphasis">Descrição:</text:span> <text:span text:style-name="Source_20_Text">ArrayList</text:span> é a implementação mais comum de <text:span text:style-name="Source_20_Text">List</text:span> e usa um array interno para armazenar os elementos. É eficiente para acessos e iterações, mas pode ser menos eficiente para inserções e remoções, especialmente em grandes listas.</text:p>
            </text:list-item>
            <text:list-item>
              <text:p text:style-name="P50"><text:span text:style-name="Strong_20_Emphasis">Características:</text:span></text:p>
              <text:list>
                <text:list-item>
                  <text:p text:style-name="P50">Redimensiona automaticamente o array quando o limite é atingido.</text:p>
                </text:list-item>
                <text:list-item>
                  <text:p text:style-name="P50">Oferece acesso rápido aos elementos pelo índice (<text:span text:style-name="Source_20_Text">O(1)</text:span>).</text:p>
                </text:list-item>
              </text:list>
            </text:list-item>
          </text:list>
        </text:list-item>
        <text:list-item>
          <text:p text:style-name="P32"><text:span text:style-name="Strong_20_Emphasis"><text:span text:style-name="Source_20_Text">LinkedList&lt;E&gt;</text:span></text:span></text:p>
          <text:list>
            <text:list-item>
              <text:p text:style-name="P50"><text:span text:style-name="Strong_20_Emphasis">Descrição:</text:span> <text:span text:style-name="Source_20_Text">LinkedList</text:span> implementa tanto <text:span text:style-name="Source_20_Text">List</text:span> quanto <text:span text:style-name="Source_20_Text">Deque</text:span>, o que significa que pode ser usada como uma lista ou uma fila. Internamente, usa uma estrutura de lista duplamente ligada, o que a torna mais eficiente para inserções e remoções em qualquer posição, mas menos eficiente para acesso aleatório de elementos.</text:p>
            </text:list-item>
            <text:list-item>
              <text:p text:style-name="P50"><text:span text:style-name="Strong_20_Emphasis">Características:</text:span></text:p>
              <text:list>
                <text:list-item>
                  <text:p text:style-name="P50">Melhor para operações de inserção e remoção frequentes (<text:span text:style-name="Source_20_Text">O(1)</text:span> para essas operações).</text:p>
                </text:list-item>
                <text:list-item>
                  <text:p text:style-name="P50">Acesso aos elementos pelo índice é mais lento (<text:span text:style-name="Source_20_Text">O(n)</text:span>).</text:p>
                </text:list-item>
              </text:list>
            </text:list-item>
          </text:list>
        </text:list-item>
        <text:list-item>
          <text:p text:style-name="P32"><text:span text:style-name="Strong_20_Emphasis"><text:span text:style-name="Source_20_Text">Vector&lt;E&gt;</text:span></text:span></text:p>
          <text:list>
            <text:list-item>
              <text:p text:style-name="P50"><text:soft-page-break/><text:span text:style-name="Strong_20_Emphasis">Descrição:</text:span> <text:span text:style-name="Source_20_Text">Vector</text:span> é semelhante a <text:span text:style-name="Source_20_Text">ArrayList</text:span>, mas é sincronizada, o que significa que é segura para uso em ambientes multithread. Devido a essa sincronização, geralmente é menos eficiente que <text:span text:style-name="Source_20_Text">ArrayList</text:span>.</text:p>
            </text:list-item>
            <text:list-item>
              <text:p text:style-name="P50"><text:span text:style-name="Strong_20_Emphasis">Características:</text:span></text:p>
              <text:list>
                <text:list-item>
                  <text:p text:style-name="P50">Ideal para cenários onde a sincronização é necessária.</text:p>
                </text:list-item>
                <text:list-item>
                  <text:p text:style-name="P50">É considerada obsoleta para uso geral em favor de coleções não sincronizadas como <text:span text:style-name="Source_20_Text">ArrayList</text:span>.</text:p>
                </text:list-item>
              </text:list>
            </text:list-item>
          </text:list>
        </text:list-item>
        <text:list-item>
          <text:p text:style-name="P32"><text:span text:style-name="Strong_20_Emphasis"><text:span text:style-name="Source_20_Text">CopyOnWriteArrayList&lt;E&gt;</text:span></text:span></text:p>
          <text:list>
            <text:list-item>
              <text:p text:style-name="P50"><text:span text:style-name="Strong_20_Emphasis">Descrição:</text:span> Esta classe é uma implementação de <text:span text:style-name="Source_20_Text">List</text:span> que é especialmente útil em ambientes multithread. Em vez de sincronizar as operações de leitura e escrita, ela cria uma cópia da lista para cada operação de escrita (como <text:span text:style-name="Source_20_Text">add</text:span> ou <text:span text:style-name="Source_20_Text">set</text:span>), garantindo que leituras simultâneas não sejam afetadas.</text:p>
            </text:list-item>
            <text:list-item>
              <text:p text:style-name="P50"><text:span text:style-name="Strong_20_Emphasis">Características:</text:span></text:p>
              <text:list>
                <text:list-item>
                  <text:p text:style-name="P50">Excelente para listas que são lidas frequentemente e modificadas raramente.</text:p>
                </text:list-item>
                <text:list-item>
                  <text:p text:style-name="P32">Mais lenta em operações de escrita devido à cópia da lista.</text:p>
                </text:list-item>
              </text:list>
            </text:list-item>
          </text:list>
        </text:list-item>
      </text:list>
      <text:h text:style-name="Heading_20_3" text:outline-level="3">Exemplo de Uso de <text:span text:style-name="Source_20_Text">ArrayList</text:span></text:h>
      <text:p text:style-name="Text_20_body">Aqui está um exemplo simples de como usar a classe <text:span text:style-name="Source_20_Text">ArrayList</text:span> para manipular uma lista:</text:p>
      <text:p text:style-name="Preformatted_20_Text">java</text:p>
      <text:p text:style-name="Preformatted_20_Text">Copiar código</text:p>
      <text:p text:style-name="P10"><text:span text:style-name="Source_20_Text">import java.util.ArrayList;</text:span></text:p>
      <text:p text:style-name="P10"><text:span text:style-name="Source_20_Text">import java.util.List;</text:span></text:p>
      <text:p text:style-name="P10"/>
      <text:p text:style-name="P10"><text:span text:style-name="Source_20_Text">public class ExemploArrayList {</text:span></text:p>
      <text:p text:style-name="P10"><text:span text:style-name="Source_20_Text"><text:s text:c="4"/>public static void main(String[] args) {</text:span></text:p>
      <text:p text:style-name="P10"><text:span text:style-name="Source_20_Text"><text:s text:c="8"/>List&lt;String&gt; lista = new ArrayList&lt;&gt;();</text:span></text:p>
      <text:p text:style-name="P10"/>
      <text:p text:style-name="P10"><text:span text:style-name="Source_20_Text"><text:s text:c="8"/>// Adicionando elementos à lista</text:span></text:p>
      <text:p text:style-name="P10"><text:span text:style-name="Source_20_Text"><text:s text:c="8"/>lista.add("Java");</text:span></text:p>
      <text:p text:style-name="P10"><text:span text:style-name="Source_20_Text"><text:s text:c="8"/>lista.add("Python");</text:span></text:p>
      <text:p text:style-name="P10"><text:span text:style-name="Source_20_Text"><text:s text:c="8"/>lista.add("C++");</text:span></text:p>
      <text:p text:style-name="P10"/>
      <text:p text:style-name="P10"><text:span text:style-name="Source_20_Text"><text:s text:c="8"/>// Acessando elementos da lista</text:span></text:p>
      <text:p text:style-name="P10"><text:span text:style-name="Source_20_Text"><text:s text:c="8"/>System.out.println("Primeiro elemento: " + lista.get(0));</text:span></text:p>
      <text:p text:style-name="P10"/>
      <text:p text:style-name="P10"><text:span text:style-name="Source_20_Text"><text:s text:c="8"/>// Modificando um elemento</text:span></text:p>
      <text:p text:style-name="P10"><text:span text:style-name="Source_20_Text"><text:s text:c="8"/>lista.set(1, "JavaScript");</text:span></text:p>
      <text:p text:style-name="P10"/>
      <text:p text:style-name="P10"><text:span text:style-name="Source_20_Text"><text:s text:c="8"/>// Removendo um elemento</text:span></text:p>
      <text:p text:style-name="P10"><text:span text:style-name="Source_20_Text"><text:s text:c="8"/>lista.remove(2);</text:span></text:p>
      <text:p text:style-name="P10"/>
      <text:p text:style-name="P10"><text:span text:style-name="Source_20_Text"><text:s text:c="8"/>// Iterando sobre a lista</text:span></text:p>
      <text:p text:style-name="P10"><text:span text:style-name="Source_20_Text"><text:s text:c="8"/>for (String linguagem : lista) {</text:span></text:p>
      <text:p text:style-name="P10"><text:span text:style-name="Source_20_Text"><text:s text:c="12"/>System.out.println(linguagem);</text:span></text:p>
      <text:p text:style-name="P10"><text:span text:style-name="Source_20_Text"><text:s text:c="8"/>}</text:span></text:p>
      <text:p text:style-name="P10"/>
      <text:p text:style-name="P10"><text:span text:style-name="Source_20_Text"><text:s text:c="8"/>// Tamanho da lista</text:span></text:p>
      <text:p text:style-name="P10"><text:span text:style-name="Source_20_Text"><text:s text:c="8"/>System.out.println("Tamanho da lista: " + lista.size());</text:span></text:p>
      <text:p text:style-name="P10"><text:span text:style-name="Source_20_Text"><text:s text:c="4"/>}</text:span></text:p>
      <text:p text:style-name="P19"><text:span text:style-name="Source_20_Text">}</text:span></text:p>
      <text:h text:style-name="Heading_20_3" text:outline-level="3"><text:soft-page-break/>Outras Considerações:</text:h>
      <text:list xml:id="list45034537" text:style-name="L5">
        <text:list-item>
          <text:p text:style-name="P51"><text:span text:style-name="Strong_20_Emphasis"><text:span text:style-name="Source_20_Text">ArrayList</text:span></text:span><text:span text:style-name="Strong_20_Emphasis"> vs </text:span><text:span text:style-name="Strong_20_Emphasis"><text:span text:style-name="Source_20_Text">LinkedList</text:span></text:span><text:span text:style-name="Strong_20_Emphasis">:</text:span> Escolha <text:span text:style-name="Source_20_Text">ArrayList</text:span> se você precisar de acesso rápido aos elementos via índice e <text:span text:style-name="Source_20_Text">LinkedList</text:span> se a sua aplicação requer muitas inserções e remoções em posições arbitrárias.</text:p>
        </text:list-item>
        <text:list-item>
          <text:p text:style-name="P33"><text:span text:style-name="Strong_20_Emphasis">Sincronização:</text:span> Se você precisar de uma lista sincronizada, <text:span text:style-name="Source_20_Text">Vector</text:span> ou <text:span text:style-name="Source_20_Text">CopyOnWriteArrayList</text:span> podem ser melhores escolhas, dependendo da frequência de leituras e modificações.</text:p>
        </text:list-item>
      </text:list>
      <text:p text:style-name="Text_20_body">Essas interfaces e classes oferecem uma grande flexibilidade para trabalhar com listas em diferentes contextos e com diferentes necessidades de desempenho e segurança.</text:p>
      <text:p text:style-name="Text_20_body">4o</text:p>
      <text:h text:style-name="Heading_20_5" text:outline-level="5"/>
      <text:p text:style-name="P43"><text:span text:style-name="T5">3.<text:tab/></text:span>Filas</text:p>
      <text:p text:style-name="Text_20_body">Em Java, a estrutura de dados fila (queue) é suportada principalmente pela interface <text:span text:style-name="Source_20_Text">Queue</text:span> e suas implementações. Uma fila segue a disciplina FIFO (First In, First Out), onde o primeiro elemento adicionado é o primeiro a ser removido. Existem também variações como filas de prioridade, que seguem critérios diferentes para a ordem de saída dos elementos. Aqui estão as principais interfaces e classes relacionadas a filas em Java:</text:p>
      <text:h text:style-name="Heading_20_3" text:outline-level="3">Interfaces</text:h>
      <text:list xml:id="list2388897187" text:style-name="L6">
        <text:list-item>
          <text:p text:style-name="P34"><text:span text:style-name="Strong_20_Emphasis"><text:span text:style-name="Source_20_Text">Queue&lt;E&gt;</text:span></text:span></text:p>
          <text:list>
            <text:list-item>
              <text:p text:style-name="P52"><text:span text:style-name="Strong_20_Emphasis">Descrição:</text:span> A interface <text:span text:style-name="Source_20_Text">Queue</text:span> representa uma fila clássica, que segue a disciplina FIFO. Ela define métodos para inserir, remover e inspecionar elementos.</text:p>
            </text:list-item>
            <text:list-item>
              <text:p text:style-name="P52"><text:span text:style-name="Strong_20_Emphasis">Métodos Principais:</text:span></text:p>
              <text:list>
                <text:list-item>
                  <text:p text:style-name="P52"><text:span text:style-name="Source_20_Text">boolean add(E e)</text:span>: Insere o elemento na fila. Lança uma exceção se a operação falhar.</text:p>
                </text:list-item>
                <text:list-item>
                  <text:p text:style-name="P52"><text:span text:style-name="Source_20_Text">boolean offer(E e)</text:span>: Insere o elemento na fila. Retorna <text:span text:style-name="Source_20_Text">false</text:span> se a fila estiver cheia.</text:p>
                </text:list-item>
                <text:list-item>
                  <text:p text:style-name="P52"><text:span text:style-name="Source_20_Text">E remove()</text:span>: Remove e retorna o elemento na frente da fila. Lança uma exceção se a fila estiver vazia.</text:p>
                </text:list-item>
                <text:list-item>
                  <text:p text:style-name="P52"><text:span text:style-name="Source_20_Text">E poll()</text:span>: Remove e retorna o elemento na frente da fila. Retorna <text:span text:style-name="Source_20_Text">null</text:span> se a fila estiver vazia.</text:p>
                </text:list-item>
                <text:list-item>
                  <text:p text:style-name="P52"><text:span text:style-name="Source_20_Text">E element()</text:span>: Retorna, mas não remove, o elemento na frente da fila. Lança uma exceção se a fila estiver vazia.</text:p>
                </text:list-item>
                <text:list-item>
                  <text:p text:style-name="P52"><text:span text:style-name="Source_20_Text">E peek()</text:span>: Retorna, mas não remove, o elemento na frente da fila. Retorna <text:span text:style-name="Source_20_Text">null</text:span> se a fila estiver vazia.</text:p>
                </text:list-item>
              </text:list>
            </text:list-item>
          </text:list>
        </text:list-item>
        <text:list-item>
          <text:p text:style-name="P34"><text:span text:style-name="Strong_20_Emphasis"><text:span text:style-name="Source_20_Text">Deque&lt;E&gt;</text:span></text:span></text:p>
          <text:list>
            <text:list-item>
              <text:p text:style-name="P52"><text:span text:style-name="Strong_20_Emphasis">Descrição:</text:span> A interface <text:span text:style-name="Source_20_Text">Deque</text:span> (Double Ended Queue) estende <text:span text:style-name="Source_20_Text">Queue</text:span> e permite inserções e remoções em ambas as extremidades da fila. Ela pode ser usada tanto como uma fila (FIFO) quanto como uma pilha (LIFO).</text:p>
            </text:list-item>
            <text:list-item>
              <text:p text:style-name="P52"><text:span text:style-name="Strong_20_Emphasis">Métodos Relevantes:</text:span></text:p>
              <text:list>
                <text:list-item>
                  <text:p text:style-name="P52"><text:soft-page-break/><text:span text:style-name="Source_20_Text">void addFirst(E e)</text:span>, <text:span text:style-name="Source_20_Text">void addLast(E e)</text:span>: Adiciona elementos nas extremidades.</text:p>
                </text:list-item>
                <text:list-item>
                  <text:p text:style-name="P52"><text:span text:style-name="Source_20_Text">E removeFirst()</text:span>, <text:span text:style-name="Source_20_Text">E removeLast()</text:span>: Remove elementos das extremidades.</text:p>
                </text:list-item>
                <text:list-item>
                  <text:p text:style-name="P52"><text:span text:style-name="Source_20_Text">E getFirst()</text:span>, <text:span text:style-name="Source_20_Text">E getLast()</text:span>: Inspeciona os elementos das extremidades.</text:p>
                </text:list-item>
              </text:list>
            </text:list-item>
          </text:list>
        </text:list-item>
        <text:list-item>
          <text:p text:style-name="P34"><text:span text:style-name="Strong_20_Emphasis"><text:span text:style-name="Source_20_Text">BlockingQueue&lt;E&gt;</text:span></text:span></text:p>
          <text:list>
            <text:list-item>
              <text:p text:style-name="P52"><text:span text:style-name="Strong_20_Emphasis">Descrição:</text:span> A interface <text:span text:style-name="Source_20_Text">BlockingQueue</text:span> estende <text:span text:style-name="Source_20_Text">Queue</text:span> e suporta operações que aguardam até que a fila tenha espaço ou elementos, se necessário. Ela é útil em ambientes multithread, onde produtores e consumidores interagem através da fila.</text:p>
            </text:list-item>
            <text:list-item>
              <text:p text:style-name="P52"><text:span text:style-name="Strong_20_Emphasis">Métodos Relevantes:</text:span></text:p>
              <text:list>
                <text:list-item>
                  <text:p text:style-name="P52"><text:span text:style-name="Source_20_Text">void put(E e)</text:span>: Insere o elemento, aguardando se necessário até que haja espaço disponível.</text:p>
                </text:list-item>
                <text:list-item>
                  <text:p text:style-name="P52"><text:span text:style-name="Source_20_Text">E take()</text:span>: Remove e retorna o elemento, aguardando se necessário até que um elemento esteja disponível.</text:p>
                </text:list-item>
              </text:list>
            </text:list-item>
          </text:list>
        </text:list-item>
        <text:list-item>
          <text:p text:style-name="P34"><text:span text:style-name="Strong_20_Emphasis"><text:span text:style-name="Source_20_Text">PriorityQueue&lt;E&gt;</text:span></text:span></text:p>
          <text:list>
            <text:list-item>
              <text:p text:style-name="P52"><text:span text:style-name="Strong_20_Emphasis">Descrição:</text:span> A interface <text:span text:style-name="Source_20_Text">PriorityQueue</text:span> estende <text:span text:style-name="Source_20_Text">Queue</text:span> e mantém os elementos em uma ordem definida pelo natural order (ordem natural) ou por um comparador fornecido. O elemento com a maior prioridade (ou menor valor, se usando a ordem natural) é o primeiro a ser removido.</text:p>
            </text:list-item>
            <text:list-item>
              <text:p text:style-name="P52"><text:span text:style-name="Strong_20_Emphasis">Características:</text:span></text:p>
              <text:list>
                <text:list-item>
                  <text:p text:style-name="P52">Não garante a ordem FIFO.</text:p>
                </text:list-item>
                <text:list-item>
                  <text:p text:style-name="P34">Os elementos são ordenados automaticamente ao serem inseridos.</text:p>
                </text:list-item>
              </text:list>
            </text:list-item>
          </text:list>
        </text:list-item>
      </text:list>
      <text:h text:style-name="Heading_20_3" text:outline-level="3">Classes</text:h>
      <text:list xml:id="list813509875" text:style-name="L7">
        <text:list-item>
          <text:p text:style-name="P35"><text:span text:style-name="Strong_20_Emphasis"><text:span text:style-name="Source_20_Text">LinkedList&lt;E&gt;</text:span></text:span></text:p>
          <text:list>
            <text:list-item>
              <text:p text:style-name="P53"><text:span text:style-name="Strong_20_Emphasis">Descrição:</text:span> <text:span text:style-name="Source_20_Text">LinkedList</text:span> implementa tanto <text:span text:style-name="Source_20_Text">List</text:span> quanto <text:span text:style-name="Source_20_Text">Deque</text:span>, o que significa que pode ser usada como uma fila (FIFO). Ela é uma escolha flexível para filas simples e deques.</text:p>
            </text:list-item>
            <text:list-item>
              <text:p text:style-name="P53"><text:span text:style-name="Strong_20_Emphasis">Características:</text:span></text:p>
              <text:list>
                <text:list-item>
                  <text:p text:style-name="P53">Bom desempenho para inserções e remoções em ambas as extremidades.</text:p>
                </text:list-item>
              </text:list>
            </text:list-item>
          </text:list>
        </text:list-item>
        <text:list-item>
          <text:p text:style-name="P35"><text:span text:style-name="Strong_20_Emphasis"><text:span text:style-name="Source_20_Text">ArrayDeque&lt;E&gt;</text:span></text:span></text:p>
          <text:list>
            <text:list-item>
              <text:p text:style-name="P53"><text:span text:style-name="Strong_20_Emphasis">Descrição:</text:span> <text:span text:style-name="Source_20_Text">ArrayDeque</text:span> é uma implementação eficiente de <text:span text:style-name="Source_20_Text">Deque</text:span> que pode ser usada como uma fila. É recomendada sobre <text:span text:style-name="Source_20_Text">LinkedList</text:span> para operações de fila e deque, exceto quando uma lista ligada é explicitamente necessária.</text:p>
            </text:list-item>
            <text:list-item>
              <text:p text:style-name="P53"><text:span text:style-name="Strong_20_Emphasis">Características:</text:span></text:p>
              <text:list>
                <text:list-item>
                  <text:p text:style-name="P53">Não tem limite de capacidade, mas pode crescer conforme necessário.</text:p>
                </text:list-item>
                <text:list-item>
                  <text:p text:style-name="P53">Não é sincronizada, mas é muito eficiente.</text:p>
                </text:list-item>
              </text:list>
            </text:list-item>
          </text:list>
        </text:list-item>
        <text:list-item>
          <text:p text:style-name="P35"><text:span text:style-name="Strong_20_Emphasis"><text:span text:style-name="Source_20_Text">PriorityQueue&lt;E&gt;</text:span></text:span></text:p>
          <text:list>
            <text:list-item>
              <text:p text:style-name="P53"><text:span text:style-name="Strong_20_Emphasis">Descrição:</text:span> <text:span text:style-name="Source_20_Text">PriorityQueue</text:span> é uma implementação de fila de prioridade, onde a ordem dos elementos é baseada em sua prioridade, e não na ordem de inserção.</text:p>
            </text:list-item>
            <text:list-item>
              <text:p text:style-name="P53"><text:span text:style-name="Strong_20_Emphasis">Características:</text:span></text:p>
              <text:list>
                <text:list-item>
                  <text:p text:style-name="P53"><text:soft-page-break/>Implementa uma heap binária interna para manter a ordem dos elementos.</text:p>
                </text:list-item>
                <text:list-item>
                  <text:p text:style-name="P53">Não permite elementos <text:span text:style-name="Source_20_Text">null</text:span>.</text:p>
                </text:list-item>
              </text:list>
            </text:list-item>
          </text:list>
        </text:list-item>
        <text:list-item>
          <text:p text:style-name="P35"><text:span text:style-name="Strong_20_Emphasis"><text:span text:style-name="Source_20_Text">LinkedBlockingQueue&lt;E&gt;</text:span></text:span></text:p>
          <text:list>
            <text:list-item>
              <text:p text:style-name="P53"><text:span text:style-name="Strong_20_Emphasis">Descrição:</text:span> <text:span text:style-name="Source_20_Text">LinkedBlockingQueue</text:span> é uma implementação de <text:span text:style-name="Source_20_Text">BlockingQueue</text:span> que é tipicamente usada em cenários multithread. Ela é baseada em uma lista ligada e pode ter um limite de capacidade.</text:p>
            </text:list-item>
            <text:list-item>
              <text:p text:style-name="P53"><text:span text:style-name="Strong_20_Emphasis">Características:</text:span></text:p>
              <text:list>
                <text:list-item>
                  <text:p text:style-name="P53">Oferece operações que bloqueiam a thread até que um elemento esteja disponível ou espaço seja liberado.</text:p>
                </text:list-item>
                <text:list-item>
                  <text:p text:style-name="P53">Muito usada em padrões de produtores/consumidores.</text:p>
                </text:list-item>
              </text:list>
            </text:list-item>
          </text:list>
        </text:list-item>
        <text:list-item>
          <text:p text:style-name="P35"><text:span text:style-name="Strong_20_Emphasis"><text:span text:style-name="Source_20_Text">ArrayBlockingQueue&lt;E&gt;</text:span></text:span></text:p>
          <text:list>
            <text:list-item>
              <text:p text:style-name="P53"><text:span text:style-name="Strong_20_Emphasis">Descrição:</text:span> <text:span text:style-name="Source_20_Text">ArrayBlockingQueue</text:span> é outra implementação de <text:span text:style-name="Source_20_Text">BlockingQueue</text:span>, mas é baseada em um array fixo. É eficiente e tem um limite de capacidade que é definido na criação.</text:p>
            </text:list-item>
            <text:list-item>
              <text:p text:style-name="P53"><text:span text:style-name="Strong_20_Emphasis">Características:</text:span></text:p>
              <text:list>
                <text:list-item>
                  <text:p text:style-name="P53">Implementa operações bloqueantes, como <text:span text:style-name="Source_20_Text">put</text:span> e <text:span text:style-name="Source_20_Text">take</text:span>.</text:p>
                </text:list-item>
                <text:list-item>
                  <text:p text:style-name="P53">Oferece suporte a filas de tamanho fixo.</text:p>
                </text:list-item>
              </text:list>
            </text:list-item>
          </text:list>
        </text:list-item>
        <text:list-item>
          <text:p text:style-name="P35"><text:span text:style-name="Strong_20_Emphasis"><text:span text:style-name="Source_20_Text">DelayQueue&lt;E&gt;</text:span></text:span></text:p>
          <text:list>
            <text:list-item>
              <text:p text:style-name="P53"><text:span text:style-name="Strong_20_Emphasis">Descrição:</text:span> <text:span text:style-name="Source_20_Text">DelayQueue</text:span> é uma implementação de <text:span text:style-name="Source_20_Text">BlockingQueue</text:span> onde os elementos só podem ser removidos quando seu tempo de expiração for atingido.</text:p>
            </text:list-item>
            <text:list-item>
              <text:p text:style-name="P53"><text:span text:style-name="Strong_20_Emphasis">Características:</text:span></text:p>
              <text:list>
                <text:list-item>
                  <text:p text:style-name="P53">Útil para cenários de tempo de espera ou atrasos programados.</text:p>
                </text:list-item>
                <text:list-item>
                  <text:p text:style-name="P35">Todos os elementos devem implementar a interface <text:span text:style-name="Source_20_Text">Delayed</text:span>.</text:p>
                </text:list-item>
              </text:list>
            </text:list-item>
          </text:list>
        </text:list-item>
      </text:list>
      <text:h text:style-name="Heading_20_3" text:outline-level="3">Exemplo de Uso de <text:span text:style-name="Source_20_Text">Queue</text:span></text:h>
      <text:p text:style-name="Text_20_body">Aqui está um exemplo simples de como usar a interface <text:span text:style-name="Source_20_Text">Queue</text:span> com a classe <text:span text:style-name="Source_20_Text">LinkedList</text:span>:</text:p>
      <text:p text:style-name="Preformatted_20_Text">java</text:p>
      <text:p text:style-name="Preformatted_20_Text">Copiar código</text:p>
      <text:p text:style-name="P10"><text:span text:style-name="Source_20_Text">import java.util.LinkedList;</text:span></text:p>
      <text:p text:style-name="P10"><text:span text:style-name="Source_20_Text">import java.util.Queue;</text:span></text:p>
      <text:p text:style-name="P10"/>
      <text:p text:style-name="P10"><text:span text:style-name="Source_20_Text">public class ExemploFila {</text:span></text:p>
      <text:p text:style-name="P10"><text:span text:style-name="Source_20_Text"><text:s text:c="4"/>public static void main(String[] args) {</text:span></text:p>
      <text:p text:style-name="P10"><text:span text:style-name="Source_20_Text"><text:s text:c="8"/>Queue&lt;String&gt; fila = new LinkedList&lt;&gt;();</text:span></text:p>
      <text:p text:style-name="P10"/>
      <text:p text:style-name="P10"><text:span text:style-name="Source_20_Text"><text:s text:c="8"/>// Adicionando elementos à fila</text:span></text:p>
      <text:p text:style-name="P10"><text:span text:style-name="Source_20_Text"><text:s text:c="8"/>fila.offer("Primeiro");</text:span></text:p>
      <text:p text:style-name="P10"><text:span text:style-name="Source_20_Text"><text:s text:c="8"/>fila.offer("Segundo");</text:span></text:p>
      <text:p text:style-name="P10"><text:span text:style-name="Source_20_Text"><text:s text:c="8"/>fila.offer("Terceiro");</text:span></text:p>
      <text:p text:style-name="P10"/>
      <text:p text:style-name="P10"><text:span text:style-name="Source_20_Text"><text:s text:c="8"/>// Inspecionando o primeiro elemento</text:span></text:p>
      <text:p text:style-name="P10"><text:span text:style-name="Source_20_Text"><text:s text:c="8"/>System.out.println("Primeiro da fila: " + fila.peek());</text:span></text:p>
      <text:p text:style-name="P10"/>
      <text:p text:style-name="P10"><text:span text:style-name="Source_20_Text"><text:s text:c="8"/>// Removendo elementos da fila</text:span></text:p>
      <text:p text:style-name="P10"><text:span text:style-name="Source_20_Text"><text:s text:c="8"/>System.out.println("Removido: " + fila.poll());</text:span></text:p>
      <text:p text:style-name="P10"><text:span text:style-name="Source_20_Text"><text:s text:c="8"/>System.out.println("Removido: " + fila.poll());</text:span></text:p>
      <text:p text:style-name="P10"/>
      <text:p text:style-name="P10"><text:span text:style-name="Source_20_Text"><text:s text:c="8"/>// Iterando sobre a fila restante</text:span></text:p>
      <text:p text:style-name="P10"><text:span text:style-name="Source_20_Text"><text:s text:c="8"/>while (!fila.isEmpty()) {</text:span></text:p>
      <text:p text:style-name="P10"><text:soft-page-break/><text:span text:style-name="Source_20_Text"><text:s text:c="12"/>System.out.println("Removido: " + fila.poll());</text:span></text:p>
      <text:p text:style-name="P10"><text:span text:style-name="Source_20_Text"><text:s text:c="8"/>}</text:span></text:p>
      <text:p text:style-name="P10"/>
      <text:p text:style-name="P10"><text:span text:style-name="Source_20_Text"><text:s text:c="8"/>// Verificando o estado da fila</text:span></text:p>
      <text:p text:style-name="P10"><text:span text:style-name="Source_20_Text"><text:s text:c="8"/>System.out.println("Fila vazia? " + fila.isEmpty());</text:span></text:p>
      <text:p text:style-name="P10"><text:span text:style-name="Source_20_Text"><text:s text:c="4"/>}</text:span></text:p>
      <text:p text:style-name="P19"><text:span text:style-name="Source_20_Text">}</text:span></text:p>
      <text:h text:style-name="Heading_20_3" text:outline-level="3">Observações:</text:h>
      <text:list xml:id="list2113996200" text:style-name="L8">
        <text:list-item>
          <text:p text:style-name="P54"><text:span text:style-name="Strong_20_Emphasis"><text:span text:style-name="Source_20_Text">LinkedList</text:span></text:span><text:span text:style-name="Strong_20_Emphasis"> vs </text:span><text:span text:style-name="Strong_20_Emphasis"><text:span text:style-name="Source_20_Text">ArrayDeque</text:span></text:span><text:span text:style-name="Strong_20_Emphasis">:</text:span> <text:span text:style-name="Source_20_Text">ArrayDeque</text:span> geralmente é preferida sobre <text:span text:style-name="Source_20_Text">LinkedList</text:span> para implementações de fila e deque devido ao seu desempenho superior em muitas operações.</text:p>
        </text:list-item>
        <text:list-item>
          <text:p text:style-name="P54"><text:span text:style-name="Strong_20_Emphasis">Filas Bloqueantes:</text:span> Para cenários de multithreading, considere usar implementações de <text:span text:style-name="Source_20_Text">BlockingQueue</text:span> como <text:span text:style-name="Source_20_Text">LinkedBlockingQueue</text:span> ou <text:span text:style-name="Source_20_Text">ArrayBlockingQueue</text:span> para maior controle e segurança em operações concorrentes.</text:p>
        </text:list-item>
        <text:list-item>
          <text:p text:style-name="P36"><text:span text:style-name="Strong_20_Emphasis">Fila de Prioridade:</text:span> Se a ordem dos elementos é importante e depende de uma prioridade, <text:span text:style-name="Source_20_Text">PriorityQueue</text:span> é a escolha adequada.</text:p>
        </text:list-item>
      </text:list>
      <text:p text:style-name="Text_20_body">Essas interfaces e classes fornecem uma variedade de opções para implementar e manipular filas em diferentes contextos e com diferentes requisitos de desempenho e concorrência.</text:p>
      <text:p text:style-name="Text_20_body">4o</text:p>
      <text:h text:style-name="Heading_20_5" text:outline-level="5"/>
      <text:p text:style-name="Text_20_body"><text:span text:style-name="T8">4.<text:tab/></text:span><text:span text:style-name="T7">Arvores</text:span></text:p>
      <text:p text:style-name="Text_20_body">Em Java, as árvores são uma estrutura de dados comum usada para representar hierarquias, facilitar buscas eficientes e estruturar dados de maneira organizada. Java oferece algumas implementações de árvores prontas na biblioteca padrão, especialmente dentro do pacote <text:span text:style-name="Source_20_Text">java.util</text:span>. As árvores podem ser usadas para diversos fins, como manipulação de dados hierárquicos, árvores binárias de busca, ou até estruturas mais complexas como árvores de prefixo (tries) e árvores balanceadas.</text:p>
      <text:h text:style-name="Heading_20_3" text:outline-level="3">Principais Interfaces e Classes Relacionadas a Árvores em Java</text:h>
      <text:list xml:id="list4174566972" text:style-name="L12">
        <text:list-item>
          <text:p text:style-name="P41"><text:span text:style-name="Strong_20_Emphasis"><text:span text:style-name="Source_20_Text">TreeMap&lt;K, V&gt;</text:span></text:span></text:p>
          <text:list>
            <text:list-item>
              <text:p text:style-name="P55"><text:span text:style-name="Strong_20_Emphasis">Descrição:</text:span> <text:span text:style-name="Source_20_Text">TreeMap</text:span> é uma implementação da interface <text:span text:style-name="Source_20_Text">NavigableMap</text:span>, que por sua vez estende <text:span text:style-name="Source_20_Text">SortedMap</text:span>. <text:span text:style-name="Source_20_Text">TreeMap</text:span> é baseada em uma árvore vermelha-preta (Red-Black Tree), que é uma árvore binária de busca auto-balanceada. Ela armazena seus elementos ordenados de acordo com a ordem natural das chaves ou com base em um comparador fornecido.</text:p>
            </text:list-item>
            <text:list-item>
              <text:p text:style-name="P55"><text:span text:style-name="Strong_20_Emphasis">Características:</text:span></text:p>
              <text:list>
                <text:list-item>
                  <text:p text:style-name="P55">As operações de busca, inserção e remoção têm complexidade <text:span text:style-name="Source_20_Text">O(log n)</text:span>.</text:p>
                </text:list-item>
                <text:list-item>
                  <text:p text:style-name="P55">Mantém os elementos ordenados, o que permite navegação por ordem.</text:p>
                </text:list-item>
              </text:list>
            </text:list-item>
          </text:list>
        </text:list-item>
        <text:list-item>
          <text:p text:style-name="P41"><text:span text:style-name="Strong_20_Emphasis"><text:span text:style-name="Source_20_Text">TreeSet&lt;E&gt;</text:span></text:span></text:p>
          <text:list>
            <text:list-item>
              <text:p text:style-name="P55"><text:span text:style-name="Strong_20_Emphasis">Descrição:</text:span> <text:span text:style-name="Source_20_Text">TreeSet</text:span> é uma implementação da interface <text:span text:style-name="Source_20_Text">NavigableSet</text:span>, que estende <text:span text:style-name="Source_20_Text">SortedSet</text:span>. Assim como <text:span text:style-name="Source_20_Text">TreeMap</text:span>, <text:span text:style-name="Source_20_Text">TreeSet</text:span> é baseada em uma árvore <text:soft-page-break/>vermelha-preta. <text:span text:style-name="Source_20_Text">TreeSet</text:span> armazena seus elementos de forma ordenada e não permite elementos duplicados.</text:p>
            </text:list-item>
            <text:list-item>
              <text:p text:style-name="P55"><text:span text:style-name="Strong_20_Emphasis">Características:</text:span></text:p>
              <text:list>
                <text:list-item>
                  <text:p text:style-name="P55">Usado para armazenar elementos únicos em ordem natural ou de acordo com um comparador.</text:p>
                </text:list-item>
                <text:list-item>
                  <text:p text:style-name="P55">Operações como busca, inserção e remoção têm complexidade <text:span text:style-name="Source_20_Text">O(log n)</text:span>.</text:p>
                </text:list-item>
              </text:list>
            </text:list-item>
          </text:list>
        </text:list-item>
        <text:list-item>
          <text:p text:style-name="P41"><text:span text:style-name="Strong_20_Emphasis"><text:span text:style-name="Source_20_Text">PriorityQueue&lt;E&gt;</text:span></text:span></text:p>
          <text:list>
            <text:list-item>
              <text:p text:style-name="P55"><text:span text:style-name="Strong_20_Emphasis">Descrição:</text:span> Embora <text:span text:style-name="Source_20_Text">PriorityQueue</text:span> seja tecnicamente uma fila, ela é implementada usando um heap binário, que é uma estrutura semelhante a uma árvore binária completa. <text:span text:style-name="Source_20_Text">PriorityQueue</text:span> ordena os elementos de acordo com a prioridade, o que permite a remoção eficiente do elemento de maior prioridade (ou menor valor).</text:p>
            </text:list-item>
            <text:list-item>
              <text:p text:style-name="P55"><text:span text:style-name="Strong_20_Emphasis">Características:</text:span></text:p>
              <text:list>
                <text:list-item>
                  <text:p text:style-name="P55">Não garante a ordenação completa dos elementos, mas garante que o menor (ou maior, dependendo do comparador) elemento esteja sempre na raiz.</text:p>
                </text:list-item>
              </text:list>
            </text:list-item>
          </text:list>
        </text:list-item>
        <text:list-item>
          <text:p text:style-name="P41"><text:span text:style-name="Strong_20_Emphasis">Árvores Binárias de Busca (Implementação Manual)</text:span></text:p>
          <text:list>
            <text:list-item>
              <text:p text:style-name="P41"><text:span text:style-name="Strong_20_Emphasis">Descrição:</text:span> Embora Java não forneça uma implementação pronta de uma árvore binária de busca simples, é comum implementar essa estrutura manualmente para aprender algoritmos básicos ou para casos específicos de uso. Uma árvore binária de busca (BST) é uma árvore onde cada nó tem no máximo dois filhos, e todos os valores à esquerda de um nó são menores que o valor do nó, enquanto todos os valores à direita são maiores.</text:p>
            </text:list-item>
            <text:list-item>
              <text:p text:style-name="P41"><text:span text:style-name="Strong_20_Emphasis">Exemplo Básico:</text:span></text:p>
              <text:p text:style-name="P6">java</text:p>
              <text:p text:style-name="P6">Copiar código</text:p>
              <text:p text:style-name="P15"><text:span text:style-name="Source_20_Text">class Node {</text:span></text:p>
              <text:p text:style-name="P15"><text:span text:style-name="Source_20_Text"><text:s text:c="4"/>int key;</text:span></text:p>
              <text:p text:style-name="P15"><text:span text:style-name="Source_20_Text"><text:s text:c="4"/>Node left, right;</text:span></text:p>
              <text:p text:style-name="P15"/>
              <text:p text:style-name="P15"><text:span text:style-name="Source_20_Text"><text:s text:c="4"/>public Node(int item) {</text:span></text:p>
              <text:p text:style-name="P15"><text:span text:style-name="Source_20_Text"><text:s text:c="8"/>key = item;</text:span></text:p>
              <text:p text:style-name="P15"><text:span text:style-name="Source_20_Text"><text:s text:c="8"/>left = right = null;</text:span></text:p>
              <text:p text:style-name="P15"><text:span text:style-name="Source_20_Text"><text:s text:c="4"/>}</text:span></text:p>
              <text:p text:style-name="P15"><text:span text:style-name="Source_20_Text">}</text:span></text:p>
              <text:p text:style-name="P15"/>
              <text:p text:style-name="P15"><text:span text:style-name="Source_20_Text">class BinaryTree {</text:span></text:p>
              <text:p text:style-name="P15"><text:span text:style-name="Source_20_Text"><text:s text:c="4"/>Node root;</text:span></text:p>
              <text:p text:style-name="P15"/>
              <text:p text:style-name="P15"><text:span text:style-name="Source_20_Text"><text:s text:c="4"/>BinaryTree() {</text:span></text:p>
              <text:p text:style-name="P15"><text:span text:style-name="Source_20_Text"><text:s text:c="8"/>root = null;</text:span></text:p>
              <text:p text:style-name="P15"><text:span text:style-name="Source_20_Text"><text:s text:c="4"/>}</text:span></text:p>
              <text:p text:style-name="P15"/>
              <text:p text:style-name="P15"><text:span text:style-name="Source_20_Text"><text:s text:c="4"/>void insert(int key) {</text:span></text:p>
              <text:p text:style-name="P15"><text:span text:style-name="Source_20_Text"><text:s text:c="8"/>root = insertRec(root, key);</text:span></text:p>
              <text:p text:style-name="P15"><text:span text:style-name="Source_20_Text"><text:s text:c="4"/>}</text:span></text:p>
              <text:p text:style-name="P15"/>
              <text:p text:style-name="P15"><text:span text:style-name="Source_20_Text"><text:s text:c="4"/>Node insertRec(Node root, int key) {</text:span></text:p>
              <text:p text:style-name="P15"><text:span text:style-name="Source_20_Text"><text:s text:c="8"/>if (root == null) {</text:span></text:p>
              <text:p text:style-name="P15"><text:span text:style-name="Source_20_Text"><text:s text:c="12"/>root = new Node(key);</text:span></text:p>
              <text:p text:style-name="P15"><text:span text:style-name="Source_20_Text"><text:s text:c="12"/>return root;</text:span></text:p>
              <text:p text:style-name="P15"><text:span text:style-name="Source_20_Text"><text:s text:c="8"/>}</text:span></text:p>
              <text:p text:style-name="P15"/>
              <text:p text:style-name="P15"><text:soft-page-break/><text:span text:style-name="Source_20_Text"><text:s text:c="8"/>if (key &lt; root.key) {</text:span></text:p>
              <text:p text:style-name="P15"><text:span text:style-name="Source_20_Text"><text:s text:c="12"/>root.left = insertRec(root.left, key);</text:span></text:p>
              <text:p text:style-name="P15"><text:span text:style-name="Source_20_Text"><text:s text:c="8"/>} else if (key &gt; root.key) {</text:span></text:p>
              <text:p text:style-name="P15"><text:span text:style-name="Source_20_Text"><text:s text:c="12"/>root.right = insertRec(root.right, key);</text:span></text:p>
              <text:p text:style-name="P15"><text:span text:style-name="Source_20_Text"><text:s text:c="8"/>}</text:span></text:p>
              <text:p text:style-name="P15"/>
              <text:p text:style-name="P15"><text:span text:style-name="Source_20_Text"><text:s text:c="8"/>return root;</text:span></text:p>
              <text:p text:style-name="P15"><text:span text:style-name="Source_20_Text"><text:s text:c="4"/>}</text:span></text:p>
              <text:p text:style-name="P15"/>
              <text:p text:style-name="P15"><text:span text:style-name="Source_20_Text"><text:s text:c="4"/>void inorder() {</text:span></text:p>
              <text:p text:style-name="P15"><text:span text:style-name="Source_20_Text"><text:s text:c="8"/>inorderRec(root);</text:span></text:p>
              <text:p text:style-name="P15"><text:span text:style-name="Source_20_Text"><text:s text:c="4"/>}</text:span></text:p>
              <text:p text:style-name="P15"/>
              <text:p text:style-name="P15"><text:span text:style-name="Source_20_Text"><text:s text:c="4"/>void inorderRec(Node root) {</text:span></text:p>
              <text:p text:style-name="P15"><text:span text:style-name="Source_20_Text"><text:s text:c="8"/>if (root != null) {</text:span></text:p>
              <text:p text:style-name="P15"><text:span text:style-name="Source_20_Text"><text:s text:c="12"/>inorderRec(root.left);</text:span></text:p>
              <text:p text:style-name="P15"><text:span text:style-name="Source_20_Text"><text:s text:c="12"/>System.out.print(root.key + " ");</text:span></text:p>
              <text:p text:style-name="P15"><text:span text:style-name="Source_20_Text"><text:s text:c="12"/>inorderRec(root.right);</text:span></text:p>
              <text:p text:style-name="P15"><text:span text:style-name="Source_20_Text"><text:s text:c="8"/>}</text:span></text:p>
              <text:p text:style-name="P15"><text:span text:style-name="Source_20_Text"><text:s text:c="4"/>}</text:span></text:p>
              <text:p text:style-name="P15"><text:span text:style-name="Source_20_Text">}</text:span></text:p>
              <text:p text:style-name="P15"/>
              <text:p text:style-name="P15"><text:span text:style-name="Source_20_Text">public class Main {</text:span></text:p>
              <text:p text:style-name="P15"><text:span text:style-name="Source_20_Text"><text:s text:c="4"/>public static void main(String[] args) {</text:span></text:p>
              <text:p text:style-name="P15"><text:span text:style-name="Source_20_Text"><text:s text:c="8"/>BinaryTree tree = new BinaryTree();</text:span></text:p>
              <text:p text:style-name="P15"/>
              <text:p text:style-name="P15"><text:span text:style-name="Source_20_Text"><text:s text:c="8"/>/* Insere os elementos */</text:span></text:p>
              <text:p text:style-name="P15"><text:span text:style-name="Source_20_Text"><text:s text:c="8"/>tree.insert(50);</text:span></text:p>
              <text:p text:style-name="P15"><text:span text:style-name="Source_20_Text"><text:s text:c="8"/>tree.insert(30);</text:span></text:p>
              <text:p text:style-name="P15"><text:span text:style-name="Source_20_Text"><text:s text:c="8"/>tree.insert(20);</text:span></text:p>
              <text:p text:style-name="P15"><text:span text:style-name="Source_20_Text"><text:s text:c="8"/>tree.insert(40);</text:span></text:p>
              <text:p text:style-name="P15"><text:span text:style-name="Source_20_Text"><text:s text:c="8"/>tree.insert(70);</text:span></text:p>
              <text:p text:style-name="P15"><text:span text:style-name="Source_20_Text"><text:s text:c="8"/>tree.insert(60);</text:span></text:p>
              <text:p text:style-name="P15"><text:span text:style-name="Source_20_Text"><text:s text:c="8"/>tree.insert(80);</text:span></text:p>
              <text:p text:style-name="P15"/>
              <text:p text:style-name="P15"><text:span text:style-name="Source_20_Text"><text:s text:c="8"/>// Exibe a árvore em ordem</text:span></text:p>
              <text:p text:style-name="P15"><text:span text:style-name="Source_20_Text"><text:s text:c="8"/>tree.inorder();</text:span></text:p>
              <text:p text:style-name="P15"><text:span text:style-name="Source_20_Text"><text:s text:c="4"/>}</text:span></text:p>
              <text:p text:style-name="P24"><text:span text:style-name="Source_20_Text">}</text:span></text:p>
            </text:list-item>
            <text:list-item>
              <text:p text:style-name="P41"><text:span text:style-name="Strong_20_Emphasis">Operações Comuns:</text:span></text:p>
              <text:list>
                <text:list-item>
                  <text:p text:style-name="P55"><text:span text:style-name="Strong_20_Emphasis">Inserção:</text:span> Adiciona um novo nó na árvore.</text:p>
                </text:list-item>
                <text:list-item>
                  <text:p text:style-name="P55"><text:span text:style-name="Strong_20_Emphasis">Busca:</text:span> Procura por um elemento na árvore.</text:p>
                </text:list-item>
                <text:list-item>
                  <text:p text:style-name="P41"><text:span text:style-name="Strong_20_Emphasis">Remoção:</text:span> Remove um nó da árvore, reorganizando a árvore para manter suas propriedades.</text:p>
                </text:list-item>
              </text:list>
            </text:list-item>
          </text:list>
        </text:list-item>
      </text:list>
      <text:h text:style-name="Heading_20_3" text:outline-level="3">Outras Estruturas de Árvore</text:h>
      <text:list xml:id="list1754498834" text:style-name="L13">
        <text:list-item>
          <text:p text:style-name="P42"><text:span text:style-name="Strong_20_Emphasis">Árvores B (B-Trees)</text:span></text:p>
          <text:list>
            <text:list-item>
              <text:p text:style-name="P56"><text:span text:style-name="Strong_20_Emphasis">Descrição:</text:span> Árvores B são árvores auto-balanceadas generalizadas, usadas em sistemas de banco de dados e sistemas de arquivos. Java não tem uma implementação padrão, mas bibliotecas externas ou implementações manuais são possíveis.</text:p>
            </text:list-item>
          </text:list>
        </text:list-item>
        <text:list-item>
          <text:p text:style-name="P42"><text:span text:style-name="Strong_20_Emphasis">Árvores de Prefixo (Tries)</text:span></text:p>
          <text:list>
            <text:list-item>
              <text:p text:style-name="P42"><text:span text:style-name="Strong_20_Emphasis">Descrição:</text:span> Árvores de prefixo, ou tries, são árvores especializadas em armazenar associações entre strings e valores. Elas são muito eficientes para buscas de prefixo, como em dicionários ou sistemas de autocompletar.</text:p>
            </text:list-item>
            <text:list-item>
              <text:p text:style-name="P42"><text:soft-page-break/><text:span text:style-name="Strong_20_Emphasis">Exemplo Simples:</text:span></text:p>
              <text:p text:style-name="P7">java</text:p>
              <text:p text:style-name="P7">Copiar código</text:p>
              <text:p text:style-name="P16"><text:span text:style-name="Source_20_Text">class TrieNode {</text:span></text:p>
              <text:p text:style-name="P16"><text:span text:style-name="Source_20_Text"><text:s text:c="4"/>TrieNode[] children = new TrieNode[26];</text:span></text:p>
              <text:p text:style-name="P16"><text:span text:style-name="Source_20_Text"><text:s text:c="4"/>boolean isEndOfWord;</text:span></text:p>
              <text:p text:style-name="P16"/>
              <text:p text:style-name="P16"><text:span text:style-name="Source_20_Text"><text:s text:c="4"/>TrieNode() {</text:span></text:p>
              <text:p text:style-name="P16"><text:span text:style-name="Source_20_Text"><text:s text:c="8"/>isEndOfWord = false;</text:span></text:p>
              <text:p text:style-name="P16"><text:span text:style-name="Source_20_Text"><text:s text:c="8"/>for (int i = 0; i &lt; 26; i++) {</text:span></text:p>
              <text:p text:style-name="P16"><text:span text:style-name="Source_20_Text"><text:s text:c="12"/>children[i] = null;</text:span></text:p>
              <text:p text:style-name="P16"><text:span text:style-name="Source_20_Text"><text:s text:c="8"/>}</text:span></text:p>
              <text:p text:style-name="P16"><text:span text:style-name="Source_20_Text"><text:s text:c="4"/>}</text:span></text:p>
              <text:p text:style-name="P16"><text:span text:style-name="Source_20_Text">}</text:span></text:p>
              <text:p text:style-name="P16"/>
              <text:p text:style-name="P16"><text:span text:style-name="Source_20_Text">class Trie {</text:span></text:p>
              <text:p text:style-name="P16"><text:span text:style-name="Source_20_Text"><text:s text:c="4"/>private TrieNode root;</text:span></text:p>
              <text:p text:style-name="P16"/>
              <text:p text:style-name="P16"><text:span text:style-name="Source_20_Text"><text:s text:c="4"/>Trie() {</text:span></text:p>
              <text:p text:style-name="P16"><text:span text:style-name="Source_20_Text"><text:s text:c="8"/>root = new TrieNode();</text:span></text:p>
              <text:p text:style-name="P16"><text:span text:style-name="Source_20_Text"><text:s text:c="4"/>}</text:span></text:p>
              <text:p text:style-name="P16"/>
              <text:p text:style-name="P16"><text:span text:style-name="Source_20_Text"><text:s text:c="4"/>void insert(String key) {</text:span></text:p>
              <text:p text:style-name="P16"><text:span text:style-name="Source_20_Text"><text:s text:c="8"/>int length = key.length();</text:span></text:p>
              <text:p text:style-name="P16"><text:span text:style-name="Source_20_Text"><text:s text:c="8"/>int index;</text:span></text:p>
              <text:p text:style-name="P16"/>
              <text:p text:style-name="P16"><text:span text:style-name="Source_20_Text"><text:s text:c="8"/>TrieNode pCrawl = root;</text:span></text:p>
              <text:p text:style-name="P16"/>
              <text:p text:style-name="P16"><text:span text:style-name="Source_20_Text"><text:s text:c="8"/>for (int level = 0; level &lt; length; level++) {</text:span></text:p>
              <text:p text:style-name="P16"><text:span text:style-name="Source_20_Text"><text:s text:c="12"/>index = key.charAt(level) - 'a';</text:span></text:p>
              <text:p text:style-name="P16"><text:span text:style-name="Source_20_Text"><text:s text:c="12"/>if (pCrawl.children[index] == null) {</text:span></text:p>
              <text:p text:style-name="P16"><text:span text:style-name="Source_20_Text"><text:s text:c="16"/>pCrawl.children[index] = new TrieNode();</text:span></text:p>
              <text:p text:style-name="P16"><text:span text:style-name="Source_20_Text"><text:s text:c="12"/>}</text:span></text:p>
              <text:p text:style-name="P16"/>
              <text:p text:style-name="P16"><text:span text:style-name="Source_20_Text"><text:s text:c="12"/>pCrawl = pCrawl.children[index];</text:span></text:p>
              <text:p text:style-name="P16"><text:span text:style-name="Source_20_Text"><text:s text:c="8"/>}</text:span></text:p>
              <text:p text:style-name="P16"/>
              <text:p text:style-name="P16"><text:span text:style-name="Source_20_Text"><text:s text:c="8"/>pCrawl.isEndOfWord = true;</text:span></text:p>
              <text:p text:style-name="P16"><text:span text:style-name="Source_20_Text"><text:s text:c="4"/>}</text:span></text:p>
              <text:p text:style-name="P16"/>
              <text:p text:style-name="P16"><text:span text:style-name="Source_20_Text"><text:s text:c="4"/>boolean search(String key) {</text:span></text:p>
              <text:p text:style-name="P16"><text:span text:style-name="Source_20_Text"><text:s text:c="8"/>int length = key.length();</text:span></text:p>
              <text:p text:style-name="P16"><text:span text:style-name="Source_20_Text"><text:s text:c="8"/>int index;</text:span></text:p>
              <text:p text:style-name="P16"><text:span text:style-name="Source_20_Text"><text:s text:c="8"/>TrieNode pCrawl = root;</text:span></text:p>
              <text:p text:style-name="P16"/>
              <text:p text:style-name="P16"><text:span text:style-name="Source_20_Text"><text:s text:c="8"/>for (int level = 0; level &lt; length; level++) {</text:span></text:p>
              <text:p text:style-name="P16"><text:span text:style-name="Source_20_Text"><text:s text:c="12"/>index = key.charAt(level) - 'a';</text:span></text:p>
              <text:p text:style-name="P16"><text:span text:style-name="Source_20_Text"><text:s text:c="12"/>if (pCrawl.children[index] == null) {</text:span></text:p>
              <text:p text:style-name="P16"><text:span text:style-name="Source_20_Text"><text:s text:c="16"/>return false;</text:span></text:p>
              <text:p text:style-name="P16"><text:span text:style-name="Source_20_Text"><text:s text:c="12"/>}</text:span></text:p>
              <text:p text:style-name="P16"><text:span text:style-name="Source_20_Text"><text:s text:c="12"/>pCrawl = pCrawl.children[index];</text:span></text:p>
              <text:p text:style-name="P16"><text:span text:style-name="Source_20_Text"><text:s text:c="8"/>}</text:span></text:p>
              <text:p text:style-name="P16"/>
              <text:p text:style-name="P16"><text:span text:style-name="Source_20_Text"><text:s text:c="8"/>return (pCrawl != null &amp;&amp; pCrawl.isEndOfWord);</text:span></text:p>
              <text:p text:style-name="P16"><text:span text:style-name="Source_20_Text"><text:s text:c="4"/>}</text:span></text:p>
              <text:p text:style-name="P16"><text:span text:style-name="Source_20_Text">}</text:span></text:p>
              <text:p text:style-name="P16"/>
              <text:p text:style-name="P16"><text:span text:style-name="Source_20_Text">public class Main {</text:span></text:p>
              <text:p text:style-name="P16"><text:span text:style-name="Source_20_Text"><text:s text:c="4"/>public static void main(String[] args) {</text:span></text:p>
              <text:p text:style-name="P16"><text:span text:style-name="Source_20_Text"><text:s text:c="8"/>Trie trie = new Trie();</text:span></text:p>
              <text:p text:style-name="P16"/>
              <text:p text:style-name="P16"><text:span text:style-name="Source_20_Text"><text:s text:c="8"/>trie.insert("hello");</text:span></text:p>
              <text:p text:style-name="P16"><text:span text:style-name="Source_20_Text"><text:s text:c="8"/>trie.insert("world");</text:span></text:p>
              <text:p text:style-name="P16"><text:soft-page-break/></text:p>
              <text:p text:style-name="P16"><text:span text:style-name="Source_20_Text"><text:s text:c="8"/>System.out.println(trie.search("hello")); // true</text:span></text:p>
              <text:p text:style-name="P16"><text:span text:style-name="Source_20_Text"><text:s text:c="8"/>System.out.println(trie.search("hell")); // false</text:span></text:p>
              <text:p text:style-name="P16"><text:span text:style-name="Source_20_Text"><text:s text:c="8"/>System.out.println(trie.search("world")); // true</text:span></text:p>
              <text:p text:style-name="P16"><text:span text:style-name="Source_20_Text"><text:s text:c="4"/>}</text:span></text:p>
              <text:p text:style-name="P25"><text:span text:style-name="Source_20_Text">}</text:span></text:p>
            </text:list-item>
          </text:list>
        </text:list-item>
      </text:list>
      <text:h text:style-name="Heading_20_3" text:outline-level="3">Conclusão</text:h>
      <text:p text:style-name="Text_20_body">Em Java, as árvores são utilizadas para diversas finalidades, desde armazenamento de dados ordenados até implementações eficientes de dicionários. As principais classes como <text:span text:style-name="Source_20_Text">TreeMap</text:span> e <text:span text:style-name="Source_20_Text">TreeSet</text:span> são baseadas em árvores auto-balanceadas (árvores vermelhas-pretas), garantindo operações eficientes. Implementações manuais de árvores binárias de busca e outras estruturas, como tries, também são comuns dependendo do contexto e dos requisitos da aplicação. Para casos de uso específicos, é possível usar ou criar estruturas de árvores mais especializadas.</text:p>
      <text:p text:style-name="Text_20_body">4o</text:p>
      <text:p text:style-name="P46"><text:span text:style-name="T8">M</text:span><text:span text:style-name="T7">atrizes</text:span></text:p>
      <text:p text:style-name="P46">Em Java, não há uma estrutura de dados específica para matrizes como existe para listas (<text:span text:style-name="Source_20_Text">List</text:span>), filas (<text:span text:style-name="Source_20_Text">Queue</text:span>) ou pilhas (<text:span text:style-name="Source_20_Text">Stack</text:span>). No entanto, matrizes são amplamente usadas e podem ser representadas usando arrays multidimensionais. A forma mais comum de criar e manipular matrizes em Java é através de arrays bidimensionais (ou multidimensionais), onde cada elemento do array pode ser outro array.</text:p>
      <text:h text:style-name="P1" text:outline-level="3">Arrays Multidimensionais em Java</text:h>
      <text:list xml:id="list1684061106" text:style-name="L9">
        <text:list-item>
          <text:p text:style-name="P38"><text:span text:style-name="Strong_20_Emphasis">Array Bidimensional (Matriz 2D)</text:span></text:p>
          <text:list>
            <text:list-item>
              <text:p text:style-name="P38">Um array bidimensional pode ser visto como uma matriz, onde temos linhas e colunas.</text:p>
            </text:list-item>
            <text:list-item>
              <text:p text:style-name="P38">A declaração de uma matriz 2D é feita assim:</text:p>
              <text:p text:style-name="P3">java</text:p>
              <text:p text:style-name="P3">Copiar código</text:p>
              <text:p text:style-name="P21"><text:span text:style-name="Source_20_Text">int[][] matriz = new int[3][4]; // Matriz com 3 linhas e 4 colunas</text:span></text:p>
            </text:list-item>
            <text:list-item>
              <text:p text:style-name="P38"><text:span text:style-name="Strong_20_Emphasis">Acesso aos Elementos:</text:span></text:p>
              <text:list>
                <text:list-item>
                  <text:p text:style-name="P38">Para acessar um elemento específico em uma matriz, você usa dois índices: um para a linha e outro para a coluna.</text:p>
                </text:list-item>
              </text:list>
              <text:p text:style-name="P3">java</text:p>
              <text:p text:style-name="P3">Copiar código</text:p>
              <text:p text:style-name="P21"><text:span text:style-name="Source_20_Text">int valor = matriz[1][2]; // Acessa o elemento na linha 2, coluna 3</text:span></text:p>
            </text:list-item>
            <text:list-item>
              <text:p text:style-name="P38"><text:span text:style-name="Strong_20_Emphasis">Inicialização:</text:span></text:p>
              <text:list>
                <text:list-item>
                  <text:p text:style-name="P38">Uma matriz 2D pode ser inicializada diretamente com valores:</text:p>
                </text:list-item>
              </text:list>
              <text:p text:style-name="P3">java</text:p>
              <text:p text:style-name="P3">Copiar código</text:p>
              <text:p text:style-name="P12"><text:span text:style-name="Source_20_Text">int[][] matriz = {</text:span></text:p>
              <text:p text:style-name="P12"><text:span text:style-name="Source_20_Text"><text:s text:c="4"/>{1, 2, 3, 4},</text:span></text:p>
              <text:p text:style-name="P12"><text:soft-page-break/><text:span text:style-name="Source_20_Text"><text:s text:c="4"/>{5, 6, 7, 8},</text:span></text:p>
              <text:p text:style-name="P12"><text:span text:style-name="Source_20_Text"><text:s text:c="4"/>{9, 10, 11, 12}</text:span></text:p>
              <text:p text:style-name="P21"><text:span text:style-name="Source_20_Text">};</text:span></text:p>
            </text:list-item>
          </text:list>
        </text:list-item>
        <text:list-item>
          <text:p text:style-name="P38"><text:span text:style-name="Strong_20_Emphasis">Arrays Multidimensionais</text:span></text:p>
          <text:list>
            <text:list-item>
              <text:p text:style-name="P38">Em Java, você pode criar arrays com mais de duas dimensões, embora a complexidade aumente significativamente. Por exemplo, um array tridimensional (3D) pode ser declarado assim:</text:p>
              <text:p text:style-name="P3">java</text:p>
              <text:p text:style-name="P3">Copiar código</text:p>
              <text:p text:style-name="P21"><text:span text:style-name="Source_20_Text">int[][][] matriz3D = new int[2][3][4]; // Matriz com 2 "planos", 3 linhas, e 4 colunas</text:span></text:p>
            </text:list-item>
            <text:list-item>
              <text:p text:style-name="P38"><text:span text:style-name="Strong_20_Emphasis">Acesso aos Elementos:</text:span></text:p>
              <text:list>
                <text:list-item>
                  <text:p text:style-name="P38">Para acessar um elemento em uma matriz 3D, você precisará de três índices:</text:p>
                </text:list-item>
              </text:list>
              <text:p text:style-name="P3">java</text:p>
              <text:p text:style-name="P3">Copiar código</text:p>
              <text:p text:style-name="P21"><text:span text:style-name="Source_20_Text">int valor = matriz3D[1][2][3]; // Acessa o elemento no "plano" 2, linha 3, coluna 4</text:span></text:p>
            </text:list-item>
          </text:list>
        </text:list-item>
      </text:list>
      <text:h text:style-name="P1" text:outline-level="3">Operações Comuns em Matrizes</text:h>
      <text:list xml:id="list1143110868" text:style-name="L15">
        <text:list-item>
          <text:p text:style-name="P44"><text:span text:style-name="Strong_20_Emphasis">Percorrer uma Matriz</text:span></text:p>
          <text:list>
            <text:list-item>
              <text:p text:style-name="P44">O uso de laços <text:span text:style-name="Source_20_Text">for</text:span> é a maneira mais comum de iterar sobre os elementos de uma matriz. Para uma matriz 2D, isso pode ser feito com dois laços <text:span text:style-name="Source_20_Text">for</text:span> aninhados:</text:p>
              <text:p text:style-name="P8">java</text:p>
              <text:p text:style-name="P8">Copiar código</text:p>
              <text:p text:style-name="P17"><text:span text:style-name="Source_20_Text">int[][] matriz = {</text:span></text:p>
              <text:p text:style-name="P17"><text:span text:style-name="Source_20_Text"><text:s text:c="4"/>{1, 2, 3},</text:span></text:p>
              <text:p text:style-name="P17"><text:span text:style-name="Source_20_Text"><text:s text:c="4"/>{4, 5, 6},</text:span></text:p>
              <text:p text:style-name="P17"><text:span text:style-name="Source_20_Text"><text:s text:c="4"/>{7, 8, 9}</text:span></text:p>
              <text:p text:style-name="P17"><text:span text:style-name="Source_20_Text">};</text:span></text:p>
              <text:p text:style-name="P17"/>
              <text:p text:style-name="P17"><text:span text:style-name="Source_20_Text">for (int i = 0; i &lt; matriz.length; i++) { // Percorre as linhas</text:span></text:p>
              <text:p text:style-name="P17"><text:span text:style-name="Source_20_Text"><text:s text:c="4"/>for (int j = 0; j &lt; matriz[i].length; j++) { // Percorre as colunas</text:span></text:p>
              <text:p text:style-name="P17"><text:span text:style-name="Source_20_Text"><text:s text:c="8"/>System.out.print(matriz[i][j] + " ");</text:span></text:p>
              <text:p text:style-name="P17"><text:span text:style-name="Source_20_Text"><text:s text:c="4"/>}</text:span></text:p>
              <text:p text:style-name="P17"><text:span text:style-name="Source_20_Text"><text:s text:c="4"/>System.out.println();</text:span></text:p>
              <text:p text:style-name="P26"><text:span text:style-name="Source_20_Text">}</text:span></text:p>
            </text:list-item>
          </text:list>
        </text:list-item>
        <text:list-item>
          <text:p text:style-name="P44"><text:span text:style-name="Strong_20_Emphasis">Somar os Elementos de uma Matriz</text:span></text:p>
          <text:list>
            <text:list-item>
              <text:p text:style-name="P44">Para somar todos os elementos de uma matriz 2D, você pode usar um laço <text:span text:style-name="Source_20_Text">for</text:span> para acumular os valores:</text:p>
              <text:p text:style-name="P8">java</text:p>
              <text:p text:style-name="P8">Copiar código</text:p>
              <text:p text:style-name="P17"><text:span text:style-name="Source_20_Text">int soma = 0;</text:span></text:p>
              <text:p text:style-name="P17"><text:span text:style-name="Source_20_Text">for (int i = 0; i &lt; matriz.length; i++) {</text:span></text:p>
              <text:p text:style-name="P17"><text:span text:style-name="Source_20_Text"><text:s text:c="4"/>for (int j = 0; j &lt; matriz[i].length; j++) {</text:span></text:p>
              <text:p text:style-name="P17"><text:span text:style-name="Source_20_Text"><text:s text:c="8"/>soma += matriz[i][j];</text:span></text:p>
              <text:p text:style-name="P17"><text:span text:style-name="Source_20_Text"><text:s text:c="4"/>}</text:span></text:p>
              <text:p text:style-name="P17"><text:span text:style-name="Source_20_Text">}</text:span></text:p>
              <text:p text:style-name="P26"><text:soft-page-break/><text:span text:style-name="Source_20_Text">System.out.println("Soma dos elementos: " + soma);</text:span></text:p>
            </text:list-item>
          </text:list>
        </text:list-item>
        <text:list-item>
          <text:p text:style-name="P44"><text:span text:style-name="Strong_20_Emphasis">Multiplicação de Matrizes</text:span></text:p>
          <text:list>
            <text:list-item>
              <text:p text:style-name="P44">A multiplicação de duas matrizes é uma operação comum em álgebra linear, e pode ser implementada em Java. Aqui está um exemplo básico de como multiplicar duas matrizes 2D:</text:p>
              <text:p text:style-name="P8">java</text:p>
              <text:p text:style-name="P8">Copiar código</text:p>
              <text:p text:style-name="P17"><text:span text:style-name="Source_20_Text">int[][] A = {</text:span></text:p>
              <text:p text:style-name="P17"><text:span text:style-name="Source_20_Text"><text:s text:c="4"/>{1, 2},</text:span></text:p>
              <text:p text:style-name="P17"><text:span text:style-name="Source_20_Text"><text:s text:c="4"/>{3, 4}</text:span></text:p>
              <text:p text:style-name="P17"><text:span text:style-name="Source_20_Text">};</text:span></text:p>
              <text:p text:style-name="P17"/>
              <text:p text:style-name="P17"><text:span text:style-name="Source_20_Text">int[][] B = {</text:span></text:p>
              <text:p text:style-name="P17"><text:span text:style-name="Source_20_Text"><text:s text:c="4"/>{5, 6},</text:span></text:p>
              <text:p text:style-name="P17"><text:span text:style-name="Source_20_Text"><text:s text:c="4"/>{7, 8}</text:span></text:p>
              <text:p text:style-name="P17"><text:span text:style-name="Source_20_Text">};</text:span></text:p>
              <text:p text:style-name="P17"/>
              <text:p text:style-name="P17"><text:span text:style-name="Source_20_Text">int[][] C = new int[2][2]; // Matriz resultado</text:span></text:p>
              <text:p text:style-name="P17"/>
              <text:p text:style-name="P17"><text:span text:style-name="Source_20_Text">for (int i = 0; i &lt; A.length; i++) {</text:span></text:p>
              <text:p text:style-name="P17"><text:span text:style-name="Source_20_Text"><text:s text:c="4"/>for (int j = 0; j &lt; B[0].length; j++) {</text:span></text:p>
              <text:p text:style-name="P17"><text:span text:style-name="Source_20_Text"><text:s text:c="8"/>for (int k = 0; k &lt; A[0].length; k++) {</text:span></text:p>
              <text:p text:style-name="P17"><text:span text:style-name="Source_20_Text"><text:s text:c="12"/>C[i][j] += A[i][k] * B[k][j];</text:span></text:p>
              <text:p text:style-name="P17"><text:span text:style-name="Source_20_Text"><text:s text:c="8"/>}</text:span></text:p>
              <text:p text:style-name="P17"><text:span text:style-name="Source_20_Text"><text:s text:c="4"/>}</text:span></text:p>
              <text:p text:style-name="P17"><text:span text:style-name="Source_20_Text">}</text:span></text:p>
              <text:p text:style-name="P17"/>
              <text:p text:style-name="P17"><text:span text:style-name="Source_20_Text">// Exibir o resultado</text:span></text:p>
              <text:p text:style-name="P17"><text:span text:style-name="Source_20_Text">for (int i = 0; i &lt; C.length; i++) {</text:span></text:p>
              <text:p text:style-name="P17"><text:span text:style-name="Source_20_Text"><text:s text:c="4"/>for (int j = 0; j &lt; C[i].length; j++) {</text:span></text:p>
              <text:p text:style-name="P17"><text:span text:style-name="Source_20_Text"><text:s text:c="8"/>System.out.print(C[i][j] + " ");</text:span></text:p>
              <text:p text:style-name="P17"><text:span text:style-name="Source_20_Text"><text:s text:c="4"/>}</text:span></text:p>
              <text:p text:style-name="P17"><text:span text:style-name="Source_20_Text"><text:s text:c="4"/>System.out.println();</text:span></text:p>
              <text:p text:style-name="P26"><text:span text:style-name="Source_20_Text">}</text:span></text:p>
            </text:list-item>
          </text:list>
        </text:list-item>
      </text:list>
      <text:h text:style-name="P1" text:outline-level="3">Considerações Especiais</text:h>
      <text:list xml:id="list1136491156" text:style-name="L16">
        <text:list-item>
          <text:p text:style-name="P45"><text:span text:style-name="Strong_20_Emphasis">Arrays Irregulares:</text:span> Em Java, arrays multidimensionais não precisam ter um tamanho regular. Você pode criar uma "matriz" onde cada linha tem um número diferente de colunas:</text:p>
          <text:p text:style-name="P9">java</text:p>
          <text:p text:style-name="P9">Copiar código</text:p>
          <text:p text:style-name="P18"><text:span text:style-name="Source_20_Text">int[][] matrizIrregular = {</text:span></text:p>
          <text:p text:style-name="P18"><text:span text:style-name="Source_20_Text"><text:s text:c="4"/>{1, 2, 3},</text:span></text:p>
          <text:p text:style-name="P18"><text:span text:style-name="Source_20_Text"><text:s text:c="4"/>{4, 5},</text:span></text:p>
          <text:p text:style-name="P18"><text:span text:style-name="Source_20_Text"><text:s text:c="4"/>{6, 7, 8, 9}</text:span></text:p>
          <text:p text:style-name="P27"><text:span text:style-name="Source_20_Text">};</text:span></text:p>
        </text:list-item>
        <text:list-item>
          <text:p text:style-name="P45"><text:span text:style-name="Strong_20_Emphasis">Bibliotecas Externas:</text:span> Para operações mais complexas com matrizes (como operações de álgebra linear avançada, manipulação de grandes matrizes, etc.), bibliotecas externas como Apache Commons Math, JAMA, ou EJML são recomendadas.</text:p>
        </text:list-item>
      </text:list>
      <text:p text:style-name="P46">As matrizes em Java são extremamente flexíveis e podem ser usadas em uma ampla gama de aplicações, desde algoritmos simples até cálculos matemáticos complexos.</text:p>
      <text:p text:style-name="P46">4o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09:59:36.277355567</meta:creation-date>
    <dc:date>2024-08-28T10:10:04.495200039</dc:date>
    <meta:editing-duration>PT18S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15" meta:paragraph-count="486" meta:word-count="3849" meta:character-count="24225" meta:non-whitespace-character-count="19963"/>
  </office:meta>
</office:document-meta>
</file>